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4682B4" style:vertical-align="automatic" fo:wrap-option="wrap" fo:background-color="#B0C4D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4682B4" style:vertical-align="automatic" fo:wrap-option="wrap"/>
      <style:text-properties style:font-name="Arial" style:font-name-asian="Arial" style:font-name-complex="Arial" fo:font-size="7pt" style:font-size-asian="7pt" style:font-size-complex="7pt"/>
    </style:style>
    <style:style style:name="ce4" style:family="table-cell" style:parent-style-name="Default" style:data-style-name="N0">
      <style:table-cell-properties fo:border="thin solid #4682B4" style:vertical-align="automatic" fo:wrap-option="wrap" fo:background-color="#FAFAD2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0">
      <style:table-cell-properties fo:border="thin solid #4682B4" style:vertical-align="automatic" fo:wrap-option="wrap" fo:background-color="#FFD700"/>
      <style:text-properties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thin solid #4682B4" fo:border-left="none" fo:border-right="none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4682B4" fo:border-bottom="none" fo:border-left="none" fo:border-right="none" style:vertical-align="automatic" fo:wrap-option="wrap" style:repeat-content="false"/>
      <style:paragraph-properties fo:text-align="center"/>
      <style:text-properties fo:color="#C04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8383333333333cm" style:use-optimal-column-width="true"/>
    </style:style>
    <style:style style:name="co2" style:family="table-column">
      <style:table-column-properties fo:break-before="auto" style:column-width="1.35466666666667cm" style:use-optimal-column-width="true"/>
    </style:style>
    <style:style style:name="co3" style:family="table-column">
      <style:table-column-properties fo:break-before="auto" style:column-width="2.413cm" style:use-optimal-column-width="true"/>
    </style:style>
    <style:style style:name="co4" style:family="table-column">
      <style:table-column-properties fo:break-before="auto" style:column-width="5.08cm" style:use-optimal-column-width="true"/>
    </style:style>
    <style:style style:name="co5" style:family="table-column">
      <style:table-column-properties fo:break-before="auto" style:column-width="8.80533333333333cm" style:use-optimal-column-width="true"/>
    </style:style>
    <style:style style:name="co6" style:family="table-column">
      <style:table-column-properties fo:break-before="auto" style:column-width="1.60866666666667cm" style:use-optimal-column-width="true"/>
    </style:style>
    <style:style style:name="co7" style:family="table-column">
      <style:table-column-properties fo:break-before="auto" style:column-width="7.239cm" style:use-optimal-column-width="true"/>
    </style:style>
    <style:style style:name="co8" style:family="table-column">
      <style:table-column-properties fo:break-before="auto" style:column-width="2.24366666666667cm" style:use-optimal-column-width="true"/>
    </style:style>
    <style:style style:name="co9" style:family="table-column">
      <style:table-column-properties fo:break-before="auto" style:column-width="2.11666666666667cm" style:use-optimal-column-width="true"/>
    </style:style>
    <style:style style:name="co10" style:family="table-column">
      <style:table-column-properties fo:break-before="auto" style:column-width="1.29116666666667cm" style:use-optimal-column-width="true"/>
    </style:style>
    <style:style style:name="co11" style:family="table-column">
      <style:table-column-properties fo:break-before="auto" style:column-width="4.064cm" style:use-optimal-column-width="true"/>
    </style:style>
    <style:style style:name="co12" style:family="table-column">
      <style:table-column-properties fo:break-before="auto" style:column-width="1.98966666666667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1.6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tablecimientoQuich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4" table:number-columns-repeated="16367" table:default-cell-style-name="ce1"/>
        <table:table-row table:style-name="ro1">
          <table:table-cell table:number-columns-spanned="17" table:number-rows-spanned="1" table:style-name="ce6"/>
          <table:covered-table-cell table:number-columns-repeated="16"/>
          <table:table-cell table:number-columns-repeated="16367"/>
        </table:table-row>
        <table:table-row table:style-name="ro1">
          <table:table-cell office:value-type="string" table:style-name="ce2">
            <text:p>CODIGO</text:p>
          </table:table-cell>
          <table:table-cell office:value-type="string" table:style-name="ce2">
            <text:p>DISTRITO</text:p>
          </table:table-cell>
          <table:table-cell office:value-type="string" table:style-name="ce2">
            <text:p>DEPARTAMENTO</text:p>
          </table:table-cell>
          <table:table-cell office:value-type="string" table:style-name="ce2">
            <text:p>MUNICIPIO</text:p>
          </table:table-cell>
          <table:table-cell office:value-type="string" table:style-name="ce2">
            <text:p>ESTABLECIMIENTO</text:p>
          </table:table-cell>
          <table:table-cell office:value-type="string" table:style-name="ce2">
            <text:p>DIRECCION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SUPERVISOR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NIVEL</text:p>
          </table:table-cell>
          <table:table-cell office:value-type="string" table:style-name="ce2">
            <text:p>SECTOR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MODALIDAD</text:p>
          </table:table-cell>
          <table:table-cell office:value-type="string" table:style-name="ce2">
            <text:p>JORNADA</text:p>
          </table:table-cell>
          <table:table-cell office:value-type="string" table:style-name="ce2">
            <text:p>PLAN</text:p>
          </table:table-cell>
          <table:table-cell office:value-type="string" table:style-name="ce2">
            <text:p>DEPARTAMENTAL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01-0077-46</text:p>
          </table:table-cell>
          <table:table-cell office:value-type="string" table:style-name="ce3">
            <text:p>14-001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INSTITUTO ADOLFO V HALL</text:p>
          </table:table-cell>
          <table:table-cell office:value-type="string" table:style-name="ce3">
            <text:p>KILOMETRO 161 ENTRADA A SANTA CRUZ DEL QUICHE, ANTIGUA ZONA MILITAR</text:p>
          </table:table-cell>
          <table:table-cell office:value-type="float" office:value="77551548" table:style-name="ce3">
            <text:p>77551548</text:p>
          </table:table-cell>
          <table:table-cell office:value-type="string" table:style-name="ce3">
            <text:p>JOSE OSCAR TIPAZ VELASQUEZ</text:p>
          </table:table-cell>
          <table:table-cell office:value-type="string" table:style-name="ce3">
            <text:p>CORONEL DE INFNTERIA DEM. MARVIN JUAN CARLOS GARCÍA PONCE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079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COLEGIO EVANGELICO METODISTA UTATLAN</text:p>
          </table:table-cell>
          <table:table-cell office:value-type="string" table:style-name="ce4">
            <text:p>4A CALLE Y 6A-12, ZONA 5</text:p>
          </table:table-cell>
          <table:table-cell office:value-type="float" office:value="77551551" table:style-name="ce4">
            <text:p>77551551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LUIS HUMBERTO ECHEVERRÍA GI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080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LICEO MIXTO 'QUICHE'</text:p>
          </table:table-cell>
          <table:table-cell office:value-type="string" table:style-name="ce3">
            <text:p>2AV. 6-27 ZONA 5</text:p>
          </table:table-cell>
          <table:table-cell office:value-type="float" office:value="77551705" table:style-name="ce3">
            <text:p>77551705</text:p>
          </table:table-cell>
          <table:table-cell office:value-type="string" table:style-name="ce3">
            <text:p>GONZALO VENTURA LUX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085-46</text:p>
          </table:table-cell>
          <table:table-cell office:value-type="string" table:style-name="ce4">
            <text:p>14-00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INSTITUTO NORMAL MIXTO JUAN DE LEON</text:p>
          </table:table-cell>
          <table:table-cell office:value-type="string" table:style-name="ce4">
            <text:p>12 CALLE 0-36 ZONA 5</text:p>
          </table:table-cell>
          <table:table-cell office:value-type="float" office:value="77551966" table:style-name="ce4">
            <text:p>77551966</text:p>
          </table:table-cell>
          <table:table-cell office:value-type="string" table:style-name="ce4">
            <text:p>JOSE OSCAR TIPAZ VELASQUEZ</text:p>
          </table:table-cell>
          <table:table-cell office:value-type="string" table:style-name="ce4">
            <text:p>ASTRID MIRTALA VALDEZ GOM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090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COLEGIO MIXTO BILINGUE INTERCULTURAL "Q´IJ"</text:p>
          </table:table-cell>
          <table:table-cell office:value-type="string" table:style-name="ce3">
            <text:p>11A. CALLE 06-03 ZONA 1</text:p>
          </table:table-cell>
          <table:table-cell office:value-type="float" office:value="77550476" table:style-name="ce3">
            <text:p>77550476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TOMAS ALVAREZ ORTI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108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COLEGIO TECNICO AVANZADO</text:p>
          </table:table-cell>
          <table:table-cell office:value-type="string" table:style-name="ce4">
            <text:p>4A. AVENIDA 20-174 ZONA 4</text:p>
          </table:table-cell>
          <table:table-cell office:value-type="float" office:value="77554695" table:style-name="ce4">
            <text:p>77554695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JACQUELINE ARGENTINA SOLAR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110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LICEO TECNOLOGICO DE OCCIDENTE LA PREPARATORIA</text:p>
          </table:table-cell>
          <table:table-cell office:value-type="string" table:style-name="ce3">
            <text:p>9A. AVENIDA ENTRE 4A. Y 5A. CALLE ZONA 2</text:p>
          </table:table-cell>
          <table:table-cell office:value-type="float" office:value="77563645" table:style-name="ce3">
            <text:p>77563645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EBERTH ANTULIO RODAS ESTRAD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112-46</text:p>
          </table:table-cell>
          <table:table-cell office:value-type="string" table:style-name="ce4">
            <text:p>14-00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20 CALLE FINAL ZONA 4, COLONIA LOS CELAJES</text:p>
          </table:table-cell>
          <table:table-cell office:value-type="float" office:value="77554630" table:style-name="ce4">
            <text:p>77554630</text:p>
          </table:table-cell>
          <table:table-cell office:value-type="string" table:style-name="ce4">
            <text:p>JOSE OSCAR TIPAZ VELASQUEZ</text:p>
          </table:table-cell>
          <table:table-cell office:value-type="string" table:style-name="ce4">
            <text:p>TIMOTEA VIVIANA REYNOSO TAVIC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115-46</text:p>
          </table:table-cell>
          <table:table-cell office:value-type="string" table:style-name="ce3">
            <text:p>14-001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INSTITUTO NORMAL MIXTO JUAN DE LEON</text:p>
          </table:table-cell>
          <table:table-cell office:value-type="string" table:style-name="ce3">
            <text:p>12 CALLE 0-36 ZONA 5</text:p>
          </table:table-cell>
          <table:table-cell office:value-type="float" office:value="77656620" table:style-name="ce3">
            <text:p>77656620</text:p>
          </table:table-cell>
          <table:table-cell office:value-type="string" table:style-name="ce3">
            <text:p>JOSE OSCAR TIPAZ VELASQUEZ</text:p>
          </table:table-cell>
          <table:table-cell office:value-type="string" table:style-name="ce3">
            <text:p>JORGE HUMBERTO MOTTA CAN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163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COLEGIO EVANGELICO METODISTA "JOHN WESLEY"</text:p>
          </table:table-cell>
          <table:table-cell office:value-type="string" table:style-name="ce4">
            <text:p>6TA. AVENIDA 00-002 DE LA ZONA 1</text:p>
          </table:table-cell>
          <table:table-cell office:value-type="float" office:value="77563692" table:style-name="ce4">
            <text:p>77563692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FAUSTO GILBERTO NATARENO LO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166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LICEO MIXTO QUICHE</text:p>
          </table:table-cell>
          <table:table-cell office:value-type="string" table:style-name="ce3">
            <text:p>2A. AVENIDA 6-27 ZONA 5</text:p>
          </table:table-cell>
          <table:table-cell office:value-type="float" office:value="77551705" table:style-name="ce3">
            <text:p>77551705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DAVID ARTURO MOGOLLON AREVA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167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COLEGIO MULTIEDUCATIVO LA REFORMA</text:p>
          </table:table-cell>
          <table:table-cell office:value-type="string" table:style-name="ce4">
            <text:p>3A. AVENIDA 4-35, ZONA 1</text:p>
          </table:table-cell>
          <table:table-cell office:value-type="float" office:value="77563633" table:style-name="ce4">
            <text:p>77563633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AVELINO ARMANDO LEON ZACARIA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176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INSTITUTO PRIVADO MIXTO DE COMPUTACION INFORMATICA</text:p>
          </table:table-cell>
          <table:table-cell office:value-type="string" table:style-name="ce3">
            <text:p>2A. AVENIDA 9-58 ZONA 1</text:p>
          </table:table-cell>
          <table:table-cell office:value-type="float" office:value="77563753" table:style-name="ce3">
            <text:p>77563753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OSCAR MANUEL LOPEZ SOLORZAN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178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INSTITUTO PRIVADO MIXTO DE COMPUTACION INFORMATICA</text:p>
          </table:table-cell>
          <table:table-cell office:value-type="string" table:style-name="ce4">
            <text:p>6A. AVENIDA 0-48, ZONA 1</text:p>
          </table:table-cell>
          <table:table-cell office:value-type="float" office:value="77553570" table:style-name="ce4">
            <text:p>77553570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ROSA AMELÍA DÍAZ COT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180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INSTITUTO PRIVADO MIXTO DE COMPUTACION INFORMATICA</text:p>
          </table:table-cell>
          <table:table-cell office:value-type="string" table:style-name="ce3">
            <text:p>6A. AVENIDA 0-48 ZONA 1</text:p>
          </table:table-cell>
          <table:table-cell office:value-type="float" office:value="77553570" table:style-name="ce3">
            <text:p>77553570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MARÍA DE LOS ANGELES BATEN URIZAR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181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INSTITUTO PRIVADO MIXTO CIENCIA Y CULTURA</text:p>
          </table:table-cell>
          <table:table-cell office:value-type="string" table:style-name="ce4">
            <text:p>1A. CALLE 13-41, ZONA 2</text:p>
          </table:table-cell>
          <table:table-cell office:value-type="float" office:value="77563487" table:style-name="ce4">
            <text:p>77563487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ELMER ROLANDO PACHECO NORIEG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183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COLEGIO CIENTIFICO INTEGRAL EINSTEIN</text:p>
          </table:table-cell>
          <table:table-cell office:value-type="string" table:style-name="ce3">
            <text:p>14 AVENIDA 2-38, ZONA 3</text:p>
          </table:table-cell>
          <table:table-cell office:value-type="float" office:value="49854279" table:style-name="ce3">
            <text:p>49854279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CARLOS ENRIQUE CHAYANNY DELGA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186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COLEGIO MIXTO BILINGUE INTERCULTURAL Q IJ</text:p>
          </table:table-cell>
          <table:table-cell office:value-type="string" table:style-name="ce4">
            <text:p>11 CALLE 6-03 ZONA 1</text:p>
          </table:table-cell>
          <table:table-cell office:value-type="float" office:value="77550476" table:style-name="ce4">
            <text:p>77550476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TOMAS ALVAREZ ORTI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189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COLEGIO MIXTO BILINGUE INTERCULTURAL Q IJ</text:p>
          </table:table-cell>
          <table:table-cell office:value-type="string" table:style-name="ce3">
            <text:p>11 CALLE 6-03 ZONA 1</text:p>
          </table:table-cell>
          <table:table-cell office:value-type="float" office:value="77550476" table:style-name="ce3">
            <text:p>77550476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TOMAS ALVAREZ ORTI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A DISTANCI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193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LICEO TECNOLOGICO DE OCCIDENTE LA PREPARATORIA</text:p>
          </table:table-cell>
          <table:table-cell office:value-type="string" table:style-name="ce4">
            <text:p>4A. CALLE Y 9A. AVENIDA, ZONA 2</text:p>
          </table:table-cell>
          <table:table-cell office:value-type="float" office:value="77563645" table:style-name="ce4">
            <text:p>77563645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DINA GUADALUPE VILLATORO LOARC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195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COLEGIO NUESTRA SEÑORA DEL ROSARIO</text:p>
          </table:table-cell>
          <table:table-cell office:value-type="string" table:style-name="ce3">
            <text:p>SANTA CRUZ DEL QUICHE</text:p>
          </table:table-cell>
          <table:table-cell office:value-type="float" office:value="77552429" table:style-name="ce3">
            <text:p>77552429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AGUSTINA IRMA CAMACHO REY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199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COLEGIO NUESTRA SEÑORA DEL ROSARIO</text:p>
          </table:table-cell>
          <table:table-cell office:value-type="string" table:style-name="ce4">
            <text:p>SANTA CRUZ DEL QUICHE</text:p>
          </table:table-cell>
          <table:table-cell office:value-type="float" office:value="77552429" table:style-name="ce4">
            <text:p>77552429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ESPERANZA SÁNCHEZ CORTÉ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01-0210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COLEGIO EJECUTIVO PRE-UNIVERSITARIO EN COMPUTACIÓN "CLASSE"</text:p>
          </table:table-cell>
          <table:table-cell office:value-type="string" table:style-name="ce3">
            <text:p>0 AV. 8-24 A ZONA 6</text:p>
          </table:table-cell>
          <table:table-cell office:value-type="float" office:value="77563714" table:style-name="ce3">
            <text:p>77563714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ERVIN WALDERMAR VELASQUEZ BATE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227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LICEO TECNOLÓGICO DE OCCIDENTE LA "PREPARATORIA"</text:p>
          </table:table-cell>
          <table:table-cell office:value-type="string" table:style-name="ce4">
            <text:p>9A. AVENIDA 4-65 ZONA 2</text:p>
          </table:table-cell>
          <table:table-cell office:value-type="float" office:value="77563645" table:style-name="ce4">
            <text:p>77563645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DINA GUADALUPE VILLATOTO LOARC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230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COLEGIO SAN FRANCISCO JAVIER DE QUICHÉ</text:p>
          </table:table-cell>
          <table:table-cell office:value-type="string" table:style-name="ce3">
            <text:p>KILOMETRO 166.9 ALDEA EL CARMEN CHITATUL</text:p>
          </table:table-cell>
          <table:table-cell office:value-type="float" office:value="79638520" table:style-name="ce3">
            <text:p>79638520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GLENDA FAVIOLA VICENTE ZAPET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01-0231-46</text:p>
          </table:table-cell>
          <table:table-cell office:value-type="string" table:style-name="ce4">
            <text:p>14-002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ESCUELA NORMAL BILINGÜE INTERCULTURAL K´ ICHE´ TIJOB´ ÄL UTÜX MAYAB´ WINÄQ OXLAJUJ TZ´ I´</text:p>
          </table:table-cell>
          <table:table-cell office:value-type="string" table:style-name="ce4">
            <text:p>CASERIO BUENA VISTA, XATINAP V</text:p>
          </table:table-cell>
          <table:table-cell office:value-type="float" office:value="77563721" table:style-name="ce4">
            <text:p>77563721</text:p>
          </table:table-cell>
          <table:table-cell office:value-type="string" table:style-name="ce4">
            <text:p>JOSE OSCAR TIPAZ VELASQUEZ</text:p>
          </table:table-cell>
          <table:table-cell office:value-type="string" table:style-name="ce4">
            <text:p>FRANCISCO TZOC MEJÍ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235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LICEO TECNOLÓGICO DE OCCIDENTE LA PREPARATORIA</text:p>
          </table:table-cell>
          <table:table-cell office:value-type="string" table:style-name="ce3">
            <text:p>9A. AVENIDA 4-56, ZONA 2</text:p>
          </table:table-cell>
          <table:table-cell office:value-type="float" office:value="77563645" table:style-name="ce3">
            <text:p>77563645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DINA GUADALUPE VILLATORO LOARC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236-46</text:p>
          </table:table-cell>
          <table:table-cell office:value-type="string" table:style-name="ce4">
            <text:p>14-00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INSTITUTO TÉCNICO DE NIVEL MEDIO</text:p>
          </table:table-cell>
          <table:table-cell office:value-type="string" table:style-name="ce4">
            <text:p>20 CALLE FINAL DE LA ZONA CUATRO, COLONIA LOS CELAJES</text:p>
          </table:table-cell>
          <table:table-cell office:value-type="float" office:value="41511566" table:style-name="ce4">
            <text:p>41511566</text:p>
          </table:table-cell>
          <table:table-cell office:value-type="string" table:style-name="ce4">
            <text:p>JOSE OSCAR TIPAZ VELASQUEZ</text:p>
          </table:table-cell>
          <table:table-cell office:value-type="string" table:style-name="ce4">
            <text:p>GABRIELA ALEJANDRA AFRE PÉREZ DE DELG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242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INSTITUTO PRIVADO MIXTO "CIENCIA Y CULTURA"</text:p>
          </table:table-cell>
          <table:table-cell office:value-type="string" table:style-name="ce3">
            <text:p>1A. CALLE 13-41, ZONA 2</text:p>
          </table:table-cell>
          <table:table-cell office:value-type="float" office:value="77563487" table:style-name="ce3">
            <text:p>77563487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IBERTO DE LEÓN ORELLAN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243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"LICEO MIXTO QUICHÉ"</text:p>
          </table:table-cell>
          <table:table-cell office:value-type="string" table:style-name="ce4">
            <text:p>2A. AVENIDA 6-27, ZONA 5</text:p>
          </table:table-cell>
          <table:table-cell office:value-type="float" office:value="77551705" table:style-name="ce4">
            <text:p>77551705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DAVID ARTURO MOGOLLÓN ARÉVA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247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LICEO TECNOLÓGICO "LA PREPARATORIA"</text:p>
          </table:table-cell>
          <table:table-cell office:value-type="string" table:style-name="ce3">
            <text:p>9A. AV. 4-65 ZONA 2</text:p>
          </table:table-cell>
          <table:table-cell office:value-type="float" office:value="77563645" table:style-name="ce3">
            <text:p>77563645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LEIVI MARILÍ MORALES GÓM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249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INSTITUTO PRIVADO TÉCNICO INDUSTRIAL QUICHÉ</text:p>
          </table:table-cell>
          <table:table-cell office:value-type="string" table:style-name="ce4">
            <text:p>2A. AVENIDA "A" 14-224, ZONA 2</text:p>
          </table:table-cell>
          <table:table-cell office:value-type="float" office:value="77563722" table:style-name="ce4">
            <text:p>77563722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MARIO EDWIN MALDONADO FUENT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0255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INSTITUTO PRIVADO TÉCNICO INDUSTRIAL "QUICHÉ"</text:p>
          </table:table-cell>
          <table:table-cell office:value-type="string" table:style-name="ce3">
            <text:p>2A. AVENIDA "A" 14-224, ZONA 2</text:p>
          </table:table-cell>
          <table:table-cell office:value-type="float" office:value="77563722" table:style-name="ce3">
            <text:p>77563722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MARIO EDWIN MALDONADO FUENT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0257-46</text:p>
          </table:table-cell>
          <table:table-cell office:value-type="string" table:style-name="ce4">
            <text:p>14-037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CENTRO DE EDUCACIÓN EXTRAESCOLAR -CEEX-</text:p>
          </table:table-cell>
          <table:table-cell office:value-type="string" table:style-name="ce4">
            <text:p>10A. AVENIDA Y 3A, CALLE ZONA 3</text:p>
          </table:table-cell>
          <table:table-cell office:value-type="float" office:value="57846833" table:style-name="ce4">
            <text:p>57846833</text:p>
          </table:table-cell>
          <table:table-cell office:value-type="string" table:style-name="ce4">
            <text:p>GREGORIO LOL HERNANDEZ</text:p>
          </table:table-cell>
          <table:table-cell office:value-type="string" table:style-name="ce4">
            <text:p>KEVIN RONAL MEDRANO LAIN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01-0259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COLEGIO EJECUTIVO PRE-UNIVERSITARIO EN COMPUTACIÓN "CLASSE"</text:p>
          </table:table-cell>
          <table:table-cell office:value-type="string" table:style-name="ce3">
            <text:p>0 AVENIDA 8-24 "A", ZONA 6</text:p>
          </table:table-cell>
          <table:table-cell office:value-type="float" office:value="77563714" table:style-name="ce3">
            <text:p>77563714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ERVIN WALDEMAR VELÁSQUEZ BATE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1137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INSTITUTO PRIVADO MIXTO CIENCIA Y CULTURA</text:p>
          </table:table-cell>
          <table:table-cell office:value-type="string" table:style-name="ce4">
            <text:p>1A. CALLE 13-41, ZONA 2</text:p>
          </table:table-cell>
          <table:table-cell office:value-type="float" office:value="77563487" table:style-name="ce4">
            <text:p>77563487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ELMER ROLANDO PACHECO NORIEG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3544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INSTITUTO PRIVADO TECNICO INDUSTRIAL QUICHE</text:p>
          </table:table-cell>
          <table:table-cell office:value-type="string" table:style-name="ce3">
            <text:p>2A. AVENIDA "A" 14-224 ZONA 2</text:p>
          </table:table-cell>
          <table:table-cell office:value-type="float" office:value="77553722" table:style-name="ce3">
            <text:p>77553722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MARIO EDWIN MALDONADO FUENTE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3848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LICEO CRISTIANO SINAI</text:p>
          </table:table-cell>
          <table:table-cell office:value-type="string" table:style-name="ce4">
            <text:p>CASA FINAL, COLONIA GUMARCAAJ</text:p>
          </table:table-cell>
          <table:table-cell office:value-type="float" office:value="77551805" table:style-name="ce4">
            <text:p>77551805</text:p>
          </table:table-cell>
          <table:table-cell office:value-type="string" table:style-name="ce4">
            <text:p>GONZALO VENTURA LUX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4550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LICEO MIXTO 'QUICHE'</text:p>
          </table:table-cell>
          <table:table-cell office:value-type="string" table:style-name="ce3">
            <text:p>2AV. 6-27 ZONA 5</text:p>
          </table:table-cell>
          <table:table-cell office:value-type="float" office:value="77551705" table:style-name="ce3">
            <text:p>77551705</text:p>
          </table:table-cell>
          <table:table-cell office:value-type="string" table:style-name="ce3">
            <text:p>GONZALO VENTURA LUX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SABATINO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01-4555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COLEGIO EJECUTIVO PRE-UNIVERSITARIO EN COMPUTACION CLASSE</text:p>
          </table:table-cell>
          <table:table-cell office:value-type="string" table:style-name="ce4">
            <text:p>0 AVENIDA 8-24 A ZONA 6</text:p>
          </table:table-cell>
          <table:table-cell office:value-type="float" office:value="77563714" table:style-name="ce4">
            <text:p>77563714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CARLOS ALFONSO HERRERA LUI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01-4970-46</text:p>
          </table:table-cell>
          <table:table-cell office:value-type="string" table:style-name="ce3">
            <text:p>25-000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INSTITUTO GUATEMALTECOD DE EDUCACION RADIOFONICA (IGER)</text:p>
          </table:table-cell>
          <table:table-cell office:value-type="string" table:style-name="ce3">
            <text:p>SANTA CRUZ DEL QUICHE</text:p>
          </table:table-cell>
          <table:table-cell table:style-name="ce3"/>
          <table:table-cell office:value-type="string" table:style-name="ce3">
            <text:p>SONIA HAYDEE REYES MONTERROSO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A DISTANCI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5098-46</text:p>
          </table:table-cell>
          <table:table-cell office:value-type="string" table:style-name="ce4">
            <text:p>14-00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ESCUELA NORMAL DE EDUCACION FISICA</text:p>
          </table:table-cell>
          <table:table-cell office:value-type="string" table:style-name="ce4">
            <text:p>1A. AVENIDA 12-408 ZONA 5</text:p>
          </table:table-cell>
          <table:table-cell office:value-type="float" office:value="77551091" table:style-name="ce4">
            <text:p>77551091</text:p>
          </table:table-cell>
          <table:table-cell office:value-type="string" table:style-name="ce4">
            <text:p>JOSE OSCAR TIPAZ VELASQUEZ</text:p>
          </table:table-cell>
          <table:table-cell office:value-type="string" table:style-name="ce4">
            <text:p>JUAN NICOLÁS GARCÍA CUT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01-5221-46</text:p>
          </table:table-cell>
          <table:table-cell office:value-type="string" table:style-name="ce3">
            <text:p>14-002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ESCUELA NORMAL BILINGUE INTERCULTURAL K´ICHE´ TIJOB´AL UTUX MAYAB´ WINAQ OXLAJUJ TZ´ I´</text:p>
          </table:table-cell>
          <table:table-cell office:value-type="string" table:style-name="ce3">
            <text:p>CASERIO BUENA VISTA, XATINAP V</text:p>
          </table:table-cell>
          <table:table-cell office:value-type="float" office:value="77563721" table:style-name="ce3">
            <text:p>77563721</text:p>
          </table:table-cell>
          <table:table-cell office:value-type="string" table:style-name="ce3">
            <text:p>JOSE OSCAR TIPAZ VELASQUEZ</text:p>
          </table:table-cell>
          <table:table-cell office:value-type="string" table:style-name="ce3">
            <text:p>FRANCISCO TZOC MEJ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5679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LICEO TECNOLOGICO DE OCCIDENTE LA PREPARATORIA</text:p>
          </table:table-cell>
          <table:table-cell office:value-type="string" table:style-name="ce4">
            <text:p>5AV. 0-38 ZONA 1</text:p>
          </table:table-cell>
          <table:table-cell office:value-type="float" office:value="77563645" table:style-name="ce4">
            <text:p>77563645</text:p>
          </table:table-cell>
          <table:table-cell office:value-type="string" table:style-name="ce4">
            <text:p>GONZALO VENTURA LUX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01-5718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COLEGIO EJECUTIVO PRE-UNIVERSITARIO EN COMPUTACION CLASSE</text:p>
          </table:table-cell>
          <table:table-cell office:value-type="string" table:style-name="ce3">
            <text:p>O AVENIDA 8-24 A ZONA 6</text:p>
          </table:table-cell>
          <table:table-cell office:value-type="float" office:value="77551133" table:style-name="ce3">
            <text:p>77551133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ERVIN WALDEMAR VELÁSQUEZ BATE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5958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COLEGIO CIENTIFICO DR. EDUARDO SUGER</text:p>
          </table:table-cell>
          <table:table-cell office:value-type="string" table:style-name="ce4">
            <text:p>ALDEA EL CARMEN CHITATUL</text:p>
          </table:table-cell>
          <table:table-cell office:value-type="float" office:value="55747445" table:style-name="ce4">
            <text:p>55747445</text:p>
          </table:table-cell>
          <table:table-cell office:value-type="string" table:style-name="ce4">
            <text:p>GONZALO VENTURA LUX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5998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COLEGIO PRIVADO 'LICEO MIXTO QUICHE'</text:p>
          </table:table-cell>
          <table:table-cell office:value-type="string" table:style-name="ce3">
            <text:p>2A. AVENIDA 6-27 ZONA 5</text:p>
          </table:table-cell>
          <table:table-cell office:value-type="float" office:value="77551705" table:style-name="ce3">
            <text:p>77551705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DAVID ARTURO MOGOLLÓN ARÉVAL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5999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COLEGIO PRIVADO 'LICEO MIXTO QUICHE'</text:p>
          </table:table-cell>
          <table:table-cell office:value-type="string" table:style-name="ce4">
            <text:p>2A. AVENIDA 6-27 ZONA 5</text:p>
          </table:table-cell>
          <table:table-cell office:value-type="float" office:value="77551705" table:style-name="ce4">
            <text:p>77551705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DAVID ARTURO MOGOLLÓN ARÉVA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6070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COLEGIO MULTIEDUCATIVO 'LA REFORMA'</text:p>
          </table:table-cell>
          <table:table-cell office:value-type="string" table:style-name="ce3">
            <text:p>9A AVENIDA 0-53 ZONA 3</text:p>
          </table:table-cell>
          <table:table-cell office:value-type="float" office:value="77563633" table:style-name="ce3">
            <text:p>77563633</text:p>
          </table:table-cell>
          <table:table-cell office:value-type="string" table:style-name="ce3">
            <text:p>GONZALO VENTURA LUX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6071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COLEGIO MIXTO BILINGUE INTERCULTURAL Q IJ</text:p>
          </table:table-cell>
          <table:table-cell office:value-type="string" table:style-name="ce4">
            <text:p>11 CALLE 06-03 ZONA 1</text:p>
          </table:table-cell>
          <table:table-cell office:value-type="float" office:value="77550476" table:style-name="ce4">
            <text:p>77550476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TOMAS ALVAREZ ORTI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1-6083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A CRUZ DEL QUICHE</text:p>
          </table:table-cell>
          <table:table-cell office:value-type="string" table:style-name="ce3">
            <text:p>COLEGIO MIXTO BILINGUE INTERCULTURAL 'Q'IJ'</text:p>
          </table:table-cell>
          <table:table-cell office:value-type="string" table:style-name="ce3">
            <text:p>11 CALLE 06-03 ZONA 1</text:p>
          </table:table-cell>
          <table:table-cell table:style-name="ce3"/>
          <table:table-cell office:value-type="string" table:style-name="ce3">
            <text:p>GONZALO VENTURA LUX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1-6123-46</text:p>
          </table:table-cell>
          <table:table-cell office:value-type="string" table:style-name="ce4">
            <text:p>14-00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A CRUZ DEL QUICHE</text:p>
          </table:table-cell>
          <table:table-cell office:value-type="string" table:style-name="ce4">
            <text:p>INSTITUTO TECNICO DE NIVEL MEDIO</text:p>
          </table:table-cell>
          <table:table-cell office:value-type="string" table:style-name="ce4">
            <text:p>FINAL DE LA ZONA 4 COLONIA LOS CELAJES</text:p>
          </table:table-cell>
          <table:table-cell office:value-type="float" office:value="41511566" table:style-name="ce4">
            <text:p>41511566</text:p>
          </table:table-cell>
          <table:table-cell office:value-type="string" table:style-name="ce4">
            <text:p>JOSE OSCAR TIPAZ VELASQUEZ</text:p>
          </table:table-cell>
          <table:table-cell office:value-type="string" table:style-name="ce4">
            <text:p>GABRIELA ALEJANDRA AFRE PÉREZ DE DELG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2-0027-46</text:p>
          </table:table-cell>
          <table:table-cell office:value-type="string" table:style-name="ce3">
            <text:p>14-003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HICHE</text:p>
          </table:table-cell>
          <table:table-cell office:value-type="string" table:style-name="ce3">
            <text:p>COLEGIO EVANGÉLICO "ADONAI"</text:p>
          </table:table-cell>
          <table:table-cell office:value-type="string" table:style-name="ce3">
            <text:p>CHICHÉ</text:p>
          </table:table-cell>
          <table:table-cell office:value-type="float" office:value="33587539" table:style-name="ce3">
            <text:p>33587539</text:p>
          </table:table-cell>
          <table:table-cell office:value-type="string" table:style-name="ce3">
            <text:p>JUAN LEON PONCIO</text:p>
          </table:table-cell>
          <table:table-cell office:value-type="string" table:style-name="ce3">
            <text:p>FRANCISCO FELIX PIXCAR SAQUIC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3-0027-46</text:p>
          </table:table-cell>
          <table:table-cell office:value-type="string" table:style-name="ce4">
            <text:p>14-004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HINIQUE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AGUA TIBIA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OSBERTO FILADELFO RUIZ URIZAR</text:p>
          </table:table-cell>
          <table:table-cell office:value-type="string" table:style-name="ce4">
            <text:p>MIGUEL LUCAS PACHECO OSORI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3-0040-46</text:p>
          </table:table-cell>
          <table:table-cell office:value-type="string" table:style-name="ce3">
            <text:p>14-004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HINIQUE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ALDEA AGUA TIBIA</text:p>
          </table:table-cell>
          <table:table-cell office:value-type="float" office:value="49869579" table:style-name="ce3">
            <text:p>49869579</text:p>
          </table:table-cell>
          <table:table-cell office:value-type="string" table:style-name="ce3">
            <text:p>OSBERTO FILADELFO RUIZ URIZAR</text:p>
          </table:table-cell>
          <table:table-cell office:value-type="string" table:style-name="ce3">
            <text:p>MIGUEL LUCAS PACHEC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4-0033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ZACUALPA</text:p>
          </table:table-cell>
          <table:table-cell office:value-type="string" table:style-name="ce4">
            <text:p>LICEO INTERCULTURAL ZACUALPA</text:p>
          </table:table-cell>
          <table:table-cell office:value-type="string" table:style-name="ce4">
            <text:p>4A. AVENIDA 3-43 ZONA 2</text:p>
          </table:table-cell>
          <table:table-cell table:style-name="ce4"/>
          <table:table-cell office:value-type="string" table:style-name="ce4">
            <text:p>GONZALO VENTURA LUX</text:p>
          </table:table-cell>
          <table:table-cell office:value-type="string" table:style-name="ce4">
            <text:p>MIGUEL ANGEL CORDOVA AREVAL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04-0039-46</text:p>
          </table:table-cell>
          <table:table-cell office:value-type="string" table:style-name="ce3">
            <text:p>14-00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ZACUALPA</text:p>
          </table:table-cell>
          <table:table-cell office:value-type="string" table:style-name="ce3">
            <text:p>CENTRO EDUCATIVO RI TINAMIT KUWALSAJ RIB, FE Y ALEGRIA NO. 11</text:p>
          </table:table-cell>
          <table:table-cell office:value-type="string" table:style-name="ce3">
            <text:p>ZACUALPA</text:p>
          </table:table-cell>
          <table:table-cell office:value-type="float" office:value="77366105" table:style-name="ce3">
            <text:p>77366105</text:p>
          </table:table-cell>
          <table:table-cell office:value-type="string" table:style-name="ce3">
            <text:p>CANDELARIO ORDOÑEZ REINOSO</text:p>
          </table:table-cell>
          <table:table-cell office:value-type="string" table:style-name="ce3">
            <text:p>FRANCISCO HAROLDO BERREONDO CABRE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4-0048-46</text:p>
          </table:table-cell>
          <table:table-cell office:value-type="string" table:style-name="ce4">
            <text:p>14-00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ZACUALPA</text:p>
          </table:table-cell>
          <table:table-cell office:value-type="string" table:style-name="ce4">
            <text:p>LICEO INTERCULTURAL ZACUALPA</text:p>
          </table:table-cell>
          <table:table-cell office:value-type="string" table:style-name="ce4">
            <text:p>4A. AVENIDA 3-43, ZONA 2</text:p>
          </table:table-cell>
          <table:table-cell office:value-type="float" office:value="57308053" table:style-name="ce4">
            <text:p>57308053</text:p>
          </table:table-cell>
          <table:table-cell office:value-type="string" table:style-name="ce4">
            <text:p>CANDELARIO ORDOÑEZ REINOSO</text:p>
          </table:table-cell>
          <table:table-cell office:value-type="string" table:style-name="ce4">
            <text:p>BYRON ESTUARDO SILVERIO ZAPETA REYNOZ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4-0050-46</text:p>
          </table:table-cell>
          <table:table-cell office:value-type="string" table:style-name="ce3">
            <text:p>14-004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ZACUALPA</text:p>
          </table:table-cell>
          <table:table-cell office:value-type="string" table:style-name="ce3">
            <text:p>LICEO INTERCULTURAL ZACUALPA</text:p>
          </table:table-cell>
          <table:table-cell office:value-type="string" table:style-name="ce3">
            <text:p>4A. AVENIDA 3-43, ZONA 2</text:p>
          </table:table-cell>
          <table:table-cell office:value-type="float" office:value="53668614" table:style-name="ce3">
            <text:p>53668614</text:p>
          </table:table-cell>
          <table:table-cell office:value-type="string" table:style-name="ce3">
            <text:p>OSBERTO FILADELFO RUIZ URIZAR</text:p>
          </table:table-cell>
          <table:table-cell office:value-type="string" table:style-name="ce3">
            <text:p>BYRON ESTUARDO SILVERIO ZAPETA REYNOZ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5-0061-46</text:p>
          </table:table-cell>
          <table:table-cell office:value-type="string" table:style-name="ce4">
            <text:p>14-00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HAJUL</text:p>
          </table:table-cell>
          <table:table-cell office:value-type="string" table:style-name="ce4">
            <text:p>COLEGIO EVANGELICO METODISTA FILADELFIA</text:p>
          </table:table-cell>
          <table:table-cell office:value-type="string" table:style-name="ce4">
            <text:p>CANTON ILOM</text:p>
          </table:table-cell>
          <table:table-cell office:value-type="float" office:value="45826616" table:style-name="ce4">
            <text:p>45826616</text:p>
          </table:table-cell>
          <table:table-cell office:value-type="string" table:style-name="ce4">
            <text:p>HUGO LEONEL BLANCO AGUILAR</text:p>
          </table:table-cell>
          <table:table-cell office:value-type="string" table:style-name="ce4">
            <text:p>ROMUALDO PERFECTO SANTIAGO RAMI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05-0066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HAJUL</text:p>
          </table:table-cell>
          <table:table-cell office:value-type="string" table:style-name="ce3">
            <text:p>CENTRO EDUCATIVO MIXTO BILINGUE INTERCULTURAL KAJB AL NO J</text:p>
          </table:table-cell>
          <table:table-cell office:value-type="string" table:style-name="ce3">
            <text:p>ALDEA CHEL</text:p>
          </table:table-cell>
          <table:table-cell office:value-type="float" office:value="49074250" table:style-name="ce3">
            <text:p>49074250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ANGEL DOMINGO VASQUEZ GUZMA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5-0080-46</text:p>
          </table:table-cell>
          <table:table-cell office:value-type="string" table:style-name="ce4">
            <text:p>14-042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HAJUL</text:p>
          </table:table-cell>
          <table:table-cell office:value-type="string" table:style-name="ce4">
            <text:p>INSTITUTO DIVERSIFICADO POR COOPERATIVA DE ENSEÑANZA</text:p>
          </table:table-cell>
          <table:table-cell office:value-type="string" table:style-name="ce4">
            <text:p>AREA URBANA DE CHAJUL</text:p>
          </table:table-cell>
          <table:table-cell office:value-type="float" office:value="32468657" table:style-name="ce4">
            <text:p>32468657</text:p>
          </table:table-cell>
          <table:table-cell office:value-type="string" table:style-name="ce4">
            <text:p>MARTA CELIA VENTURA RAMIREZ</text:p>
          </table:table-cell>
          <table:table-cell office:value-type="string" table:style-name="ce4">
            <text:p>DOMINGO MENDOZA RIV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5-0083-46</text:p>
          </table:table-cell>
          <table:table-cell office:value-type="string" table:style-name="ce3">
            <text:p>14-00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HAJUL</text:p>
          </table:table-cell>
          <table:table-cell office:value-type="string" table:style-name="ce3">
            <text:p>INSTITUTO DIVERSIFICADO SOCIEDAD IXIL</text:p>
          </table:table-cell>
          <table:table-cell office:value-type="string" table:style-name="ce3">
            <text:p>CANTÓN CHAJUL</text:p>
          </table:table-cell>
          <table:table-cell office:value-type="float" office:value="45947232" table:style-name="ce3">
            <text:p>45947232</text:p>
          </table:table-cell>
          <table:table-cell office:value-type="string" table:style-name="ce3">
            <text:p>HUGO LEONEL BLANCO AGUILAR</text:p>
          </table:table-cell>
          <table:table-cell office:value-type="string" table:style-name="ce3">
            <text:p>HIGINIO GASPAR ASICONA RIVE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5-0084-46</text:p>
          </table:table-cell>
          <table:table-cell office:value-type="string" table:style-name="ce4">
            <text:p>14-00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HAJUL</text:p>
          </table:table-cell>
          <table:table-cell office:value-type="string" table:style-name="ce4">
            <text:p>INSTITUTO DIVERSIFICADO MIXTO BILINGÜE</text:p>
          </table:table-cell>
          <table:table-cell office:value-type="string" table:style-name="ce4">
            <text:p>CANTÓN ILÓM</text:p>
          </table:table-cell>
          <table:table-cell office:value-type="float" office:value="51843372" table:style-name="ce4">
            <text:p>51843372</text:p>
          </table:table-cell>
          <table:table-cell office:value-type="string" table:style-name="ce4">
            <text:p>HUGO LEONEL BLANCO AGUILAR</text:p>
          </table:table-cell>
          <table:table-cell office:value-type="string" table:style-name="ce4">
            <text:p>GASPAR ASICONA ANAY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5-5455-46</text:p>
          </table:table-cell>
          <table:table-cell office:value-type="string" table:style-name="ce3">
            <text:p>14-00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HAJUL</text:p>
          </table:table-cell>
          <table:table-cell office:value-type="string" table:style-name="ce3">
            <text:p>INSTITUTO DIVERSIFICADO SOCIEDAD IXIL</text:p>
          </table:table-cell>
          <table:table-cell office:value-type="string" table:style-name="ce3">
            <text:p>CANTON ILOM</text:p>
          </table:table-cell>
          <table:table-cell office:value-type="float" office:value="45947232" table:style-name="ce3">
            <text:p>45947232</text:p>
          </table:table-cell>
          <table:table-cell office:value-type="string" table:style-name="ce3">
            <text:p>HUGO LEONEL BLANCO AGUILAR</text:p>
          </table:table-cell>
          <table:table-cell office:value-type="string" table:style-name="ce3">
            <text:p>ROMUALDO PERFECTO SANTIAGO RAMI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5-5456-46</text:p>
          </table:table-cell>
          <table:table-cell office:value-type="string" table:style-name="ce4">
            <text:p>14-00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HAJUL</text:p>
          </table:table-cell>
          <table:table-cell office:value-type="string" table:style-name="ce4">
            <text:p>INSTITUTO DIVERSIFICADO MIXTO BILINGUE</text:p>
          </table:table-cell>
          <table:table-cell office:value-type="string" table:style-name="ce4">
            <text:p>CHAJUL</text:p>
          </table:table-cell>
          <table:table-cell table:style-name="ce4"/>
          <table:table-cell office:value-type="string" table:style-name="ce4">
            <text:p>HUGO LEONEL BLANCO AGUILAR</text:p>
          </table:table-cell>
          <table:table-cell office:value-type="string" table:style-name="ce4">
            <text:p>PEDRO CEDILLO MARC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6-0020-46</text:p>
          </table:table-cell>
          <table:table-cell office:value-type="string" table:style-name="ce3">
            <text:p>14-007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O TOMAS CHICHICASTENANGO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5A. AVENIDA ARCO GUCUMATZ 1-61, ZONA 1</text:p>
          </table:table-cell>
          <table:table-cell office:value-type="float" office:value="42446716" table:style-name="ce3">
            <text:p>42446716</text:p>
          </table:table-cell>
          <table:table-cell office:value-type="string" table:style-name="ce3">
            <text:p>JOSE DOMINGO DE PAZ GIRON</text:p>
          </table:table-cell>
          <table:table-cell office:value-type="string" table:style-name="ce3">
            <text:p>HELIA ROXANA TZOC CHINOL DE TAJIBOY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6-0038-46</text:p>
          </table:table-cell>
          <table:table-cell office:value-type="string" table:style-name="ce4">
            <text:p>14-007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O TOMAS CHICHICASTENANGO</text:p>
          </table:table-cell>
          <table:table-cell office:value-type="string" table:style-name="ce4">
            <text:p>CENTRO EDUCATIVO ANUNCIATA</text:p>
          </table:table-cell>
          <table:table-cell office:value-type="string" table:style-name="ce4">
            <text:p>CHICHICASTENANGO</text:p>
          </table:table-cell>
          <table:table-cell office:value-type="float" office:value="30922841" table:style-name="ce4">
            <text:p>30922841</text:p>
          </table:table-cell>
          <table:table-cell office:value-type="string" table:style-name="ce4">
            <text:p>JOSE DOMINGO DE PAZ GIRON</text:p>
          </table:table-cell>
          <table:table-cell office:value-type="string" table:style-name="ce4">
            <text:p>OSCAR ARNOLDO GIRÓN SOT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6-0048-46</text:p>
          </table:table-cell>
          <table:table-cell office:value-type="string" table:style-name="ce3">
            <text:p>14-042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O TOMAS CHICHICASTENANGO</text:p>
          </table:table-cell>
          <table:table-cell office:value-type="string" table:style-name="ce3">
            <text:p>INSTITUTO DIVERSIFICADO POR COOPERATIVA</text:p>
          </table:table-cell>
          <table:table-cell office:value-type="string" table:style-name="ce3">
            <text:p>CANTÓN CHICUA PRIMERO</text:p>
          </table:table-cell>
          <table:table-cell office:value-type="float" office:value="58943514" table:style-name="ce3">
            <text:p>58943514</text:p>
          </table:table-cell>
          <table:table-cell office:value-type="string" table:style-name="ce3">
            <text:p>MARTA CELIA VENTURA RAMIREZ</text:p>
          </table:table-cell>
          <table:table-cell office:value-type="string" table:style-name="ce3">
            <text:p>CARLOS LEON MEJI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6-0049-46</text:p>
          </table:table-cell>
          <table:table-cell office:value-type="string" table:style-name="ce4">
            <text:p>14-042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O TOMAS CHICHICASTENANGO</text:p>
          </table:table-cell>
          <table:table-cell office:value-type="string" table:style-name="ce4">
            <text:p>INSTITUTO DIVERSIFICADO POR COOPERATIVA</text:p>
          </table:table-cell>
          <table:table-cell office:value-type="string" table:style-name="ce4">
            <text:p>CANTÓN CHICUA PRIMERO</text:p>
          </table:table-cell>
          <table:table-cell office:value-type="float" office:value="45497329" table:style-name="ce4">
            <text:p>45497329</text:p>
          </table:table-cell>
          <table:table-cell office:value-type="string" table:style-name="ce4">
            <text:p>MARTA CELIA VENTURA RAMIREZ</text:p>
          </table:table-cell>
          <table:table-cell office:value-type="string" table:style-name="ce4">
            <text:p>CARLOS LEON MEJI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6-0060-46</text:p>
          </table:table-cell>
          <table:table-cell office:value-type="string" table:style-name="ce3">
            <text:p>14-042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O TOMAS CHICHICASTENANGO</text:p>
          </table:table-cell>
          <table:table-cell office:value-type="string" table:style-name="ce3">
            <text:p>INSTITUTO DIVERSIFICADO DE EDUCACIÓN POR COOPERATIVA</text:p>
          </table:table-cell>
          <table:table-cell office:value-type="string" table:style-name="ce3">
            <text:p>CANTÓN CHUPOL</text:p>
          </table:table-cell>
          <table:table-cell office:value-type="float" office:value="49487069" table:style-name="ce3">
            <text:p>49487069</text:p>
          </table:table-cell>
          <table:table-cell office:value-type="string" table:style-name="ce3">
            <text:p>MARTA CELIA VENTURA RAMIREZ</text:p>
          </table:table-cell>
          <table:table-cell office:value-type="string" table:style-name="ce3">
            <text:p>MARITZA MARIBEL VENTURA SANTIAG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6-0066-46</text:p>
          </table:table-cell>
          <table:table-cell office:value-type="string" table:style-name="ce4">
            <text:p>14-037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O TOMAS CHICHICASTENANGO</text:p>
          </table:table-cell>
          <table:table-cell office:value-type="string" table:style-name="ce4">
            <text:p>CENTRO DE EDUCACIÓN EXTRAESCOLAR -CEEX-</text:p>
          </table:table-cell>
          <table:table-cell office:value-type="string" table:style-name="ce4">
            <text:p>10 CALLE 5-21 ZONA ÚNICA</text:p>
          </table:table-cell>
          <table:table-cell office:value-type="float" office:value="48745790" table:style-name="ce4">
            <text:p>48745790</text:p>
          </table:table-cell>
          <table:table-cell office:value-type="string" table:style-name="ce4">
            <text:p>GREGORIO LOL HERNANDEZ</text:p>
          </table:table-cell>
          <table:table-cell office:value-type="string" table:style-name="ce4">
            <text:p>JORGE ROBERTO XILOJ LEÓ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06-0070-46</text:p>
          </table:table-cell>
          <table:table-cell office:value-type="string" table:style-name="ce3">
            <text:p>14-007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O TOMAS CHICHICASTENANGO</text:p>
          </table:table-cell>
          <table:table-cell office:value-type="string" table:style-name="ce3">
            <text:p>CENTRO DE ESTUDIOS AVANZADOS NO´J -CEAN-</text:p>
          </table:table-cell>
          <table:table-cell office:value-type="string" table:style-name="ce3">
            <text:p>5TA. AVENIDA FINAL FRENTE A RESTAURANTE LA HACIENDA SALIDA A SANTA CRUZ DEL QUICHÉ</text:p>
          </table:table-cell>
          <table:table-cell office:value-type="float" office:value="47328814" table:style-name="ce3">
            <text:p>47328814</text:p>
          </table:table-cell>
          <table:table-cell office:value-type="string" table:style-name="ce3">
            <text:p>JOSE DOMINGO DE PAZ GIRON</text:p>
          </table:table-cell>
          <table:table-cell office:value-type="string" table:style-name="ce3">
            <text:p>FELICIANO POL SÉ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06-0071-46</text:p>
          </table:table-cell>
          <table:table-cell office:value-type="string" table:style-name="ce4">
            <text:p>14-007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O TOMAS CHICHICASTENANGO</text:p>
          </table:table-cell>
          <table:table-cell office:value-type="string" table:style-name="ce4">
            <text:p>CENTRO DE ESTUDIOS AVANZADOS NO´J -CEAN-</text:p>
          </table:table-cell>
          <table:table-cell office:value-type="string" table:style-name="ce4">
            <text:p>5TA. AVENIDA FINAL FRENTE A RESTAURANTE LA HACIENDA SALIDA A SANTA CRUZ DEL QUICHÉ</text:p>
          </table:table-cell>
          <table:table-cell office:value-type="float" office:value="47328814" table:style-name="ce4">
            <text:p>47328814</text:p>
          </table:table-cell>
          <table:table-cell office:value-type="string" table:style-name="ce4">
            <text:p>JOSE DOMINGO DE PAZ GIRON</text:p>
          </table:table-cell>
          <table:table-cell office:value-type="string" table:style-name="ce4">
            <text:p>FELICIANO POL SÉ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6-1079-46</text:p>
          </table:table-cell>
          <table:table-cell office:value-type="string" table:style-name="ce3">
            <text:p>14-007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O TOMAS CHICHICASTENANGO</text:p>
          </table:table-cell>
          <table:table-cell office:value-type="string" table:style-name="ce3">
            <text:p>ESCUELA DE CIENCIAS COMERCIALES</text:p>
          </table:table-cell>
          <table:table-cell office:value-type="string" table:style-name="ce3">
            <text:p>LOTIFICACION VILLAS DE SANTO TOMAS</text:p>
          </table:table-cell>
          <table:table-cell office:value-type="float" office:value="55155179" table:style-name="ce3">
            <text:p>55155179</text:p>
          </table:table-cell>
          <table:table-cell office:value-type="string" table:style-name="ce3">
            <text:p>JOSE DOMINGO DE PAZ GIRON</text:p>
          </table:table-cell>
          <table:table-cell office:value-type="string" table:style-name="ce3">
            <text:p>VICTOR ROLANDO GARCÍA DE LEÓ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6-3740-46</text:p>
          </table:table-cell>
          <table:table-cell office:value-type="string" table:style-name="ce4">
            <text:p>14-007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O TOMAS CHICHICASTENANGO</text:p>
          </table:table-cell>
          <table:table-cell office:value-type="string" table:style-name="ce4">
            <text:p>INSTITUTO PRIVADO DE CIENCIAS SECRETARIALES</text:p>
          </table:table-cell>
          <table:table-cell office:value-type="string" table:style-name="ce4">
            <text:p>2A. CALLE 3-16 ZONA 1</text:p>
          </table:table-cell>
          <table:table-cell office:value-type="float" office:value="51156813" table:style-name="ce4">
            <text:p>51156813</text:p>
          </table:table-cell>
          <table:table-cell office:value-type="string" table:style-name="ce4">
            <text:p>JOSE DOMINGO DE PAZ GIRON</text:p>
          </table:table-cell>
          <table:table-cell office:value-type="string" table:style-name="ce4">
            <text:p>OSCAR ARNOLDOGIRÓN SOT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INTERMEDI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06-5093-46</text:p>
          </table:table-cell>
          <table:table-cell office:value-type="string" table:style-name="ce3">
            <text:p>14-007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O TOMAS CHICHICASTENANGO</text:p>
          </table:table-cell>
          <table:table-cell office:value-type="string" table:style-name="ce3">
            <text:p>INSTITUTO TECNOLOGICO KICHE DE FORMACION Y PRODUCCION PARA EL DESARROLLO Y LA PAZ</text:p>
          </table:table-cell>
          <table:table-cell office:value-type="string" table:style-name="ce3">
            <text:p>5A. AV. ARCO GUCUMATZ 1-00</text:p>
          </table:table-cell>
          <table:table-cell office:value-type="float" office:value="47729229" table:style-name="ce3">
            <text:p>47729229</text:p>
          </table:table-cell>
          <table:table-cell office:value-type="string" table:style-name="ce3">
            <text:p>JOSE DOMINGO DE PAZ GIRON</text:p>
          </table:table-cell>
          <table:table-cell office:value-type="string" table:style-name="ce3">
            <text:p>OSMAN GABRIEL GARCÍA GIRÓ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6-5701-46</text:p>
          </table:table-cell>
          <table:table-cell office:value-type="string" table:style-name="ce4">
            <text:p>14-007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TO TOMAS CHICHICASTENANGO</text:p>
          </table:table-cell>
          <table:table-cell office:value-type="string" table:style-name="ce4">
            <text:p>CENTRO DE ESTUDIOS AVANZADOS NO´J -CEAN-</text:p>
          </table:table-cell>
          <table:table-cell office:value-type="string" table:style-name="ce4">
            <text:p>EDIFICIO HUPTHEGROVE HAYS &amp; DUKE, CANTON CHUJUPEN</text:p>
          </table:table-cell>
          <table:table-cell office:value-type="float" office:value="47328814" table:style-name="ce4">
            <text:p>47328814</text:p>
          </table:table-cell>
          <table:table-cell office:value-type="string" table:style-name="ce4">
            <text:p>JOSE DOMINGO DE PAZ GIRON</text:p>
          </table:table-cell>
          <table:table-cell office:value-type="string" table:style-name="ce4">
            <text:p>BENITO CALEL VELÁSQ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6-5967-46</text:p>
          </table:table-cell>
          <table:table-cell office:value-type="string" table:style-name="ce3">
            <text:p>14-009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TO TOMAS CHICHICASTENANGO</text:p>
          </table:table-cell>
          <table:table-cell office:value-type="string" table:style-name="ce3">
            <text:p>INSTITUTO TECNOLOGICO CHUPOL</text:p>
          </table:table-cell>
          <table:table-cell office:value-type="string" table:style-name="ce3">
            <text:p>CANTON CHUPOL</text:p>
          </table:table-cell>
          <table:table-cell office:value-type="float" office:value="46299260" table:style-name="ce3">
            <text:p>46299260</text:p>
          </table:table-cell>
          <table:table-cell office:value-type="string" table:style-name="ce3">
            <text:p>ANA MARIA URIZAR CHAVEZ DE ROSALES</text:p>
          </table:table-cell>
          <table:table-cell office:value-type="string" table:style-name="ce3">
            <text:p>SEBASTIAN LARES CALE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7-0009-46</text:p>
          </table:table-cell>
          <table:table-cell office:value-type="string" table:style-name="ce4">
            <text:p>14-010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PATZITE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ÁREA URBANA</text:p>
          </table:table-cell>
          <table:table-cell office:value-type="float" office:value="51702948" table:style-name="ce4">
            <text:p>51702948</text:p>
          </table:table-cell>
          <table:table-cell office:value-type="string" table:style-name="ce4">
            <text:p>MARITZA ESPERANZA CASTRO CASTRO DE ALONZO</text:p>
          </table:table-cell>
          <table:table-cell office:value-type="string" table:style-name="ce4">
            <text:p>AARÓN FELIPE GONZÁLEZ BARRI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08-0033-46</text:p>
          </table:table-cell>
          <table:table-cell office:value-type="string" table:style-name="ce3">
            <text:p>14-011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ANTONIO ILOTENANGO</text:p>
          </table:table-cell>
          <table:table-cell office:value-type="string" table:style-name="ce3">
            <text:p>COLEGIO PRE-UNIVERSITARIO NUEVO MILENIO</text:p>
          </table:table-cell>
          <table:table-cell office:value-type="string" table:style-name="ce3">
            <text:p>4TA. CALLE 2-119, ZONA 1</text:p>
          </table:table-cell>
          <table:table-cell office:value-type="float" office:value="45770209" table:style-name="ce3">
            <text:p>45770209</text:p>
          </table:table-cell>
          <table:table-cell office:value-type="string" table:style-name="ce3">
            <text:p>CLAUDIA CLEODOMIRA QUIÑONEZ MENDEZ</text:p>
          </table:table-cell>
          <table:table-cell office:value-type="string" table:style-name="ce3">
            <text:p>JENNIFER CATALINA VILLATORO GI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08-6084-46</text:p>
          </table:table-cell>
          <table:table-cell office:value-type="string" table:style-name="ce4">
            <text:p>14-01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ANTONIO ILOTENANGO</text:p>
          </table:table-cell>
          <table:table-cell office:value-type="string" table:style-name="ce4">
            <text:p>INSTITUTO EDUCATIVO PARA EL DESARROLLO EMPRESARIAL Y SOCIAL IDES</text:p>
          </table:table-cell>
          <table:table-cell office:value-type="string" table:style-name="ce4">
            <text:p>CABECERA MUNICIPAL</text:p>
          </table:table-cell>
          <table:table-cell office:value-type="float" office:value="51953732" table:style-name="ce4">
            <text:p>51953732</text:p>
          </table:table-cell>
          <table:table-cell office:value-type="string" table:style-name="ce4">
            <text:p>CLAUDIA CLEODOMIRA QUIÑONEZ MENDEZ</text:p>
          </table:table-cell>
          <table:table-cell office:value-type="string" table:style-name="ce4">
            <text:p>TIMOTEO LÚCAS CCOR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09-0068-46</text:p>
          </table:table-cell>
          <table:table-cell office:value-type="string" table:style-name="ce3">
            <text:p>14-047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PEDRO JOCOPILAS</text:p>
          </table:table-cell>
          <table:table-cell office:value-type="string" table:style-name="ce3">
            <text:p>CENTRO EDUCATIVO MIXTO BILINGUE INTERCULTURAL UNO JB AL XOKOPILA , CEMBI</text:p>
          </table:table-cell>
          <table:table-cell office:value-type="string" table:style-name="ce3">
            <text:p>CANTON CENTRAL, SALIDA AL CANTON CHITUCUR I</text:p>
          </table:table-cell>
          <table:table-cell office:value-type="float" office:value="49179596" table:style-name="ce3">
            <text:p>49179596</text:p>
          </table:table-cell>
          <table:table-cell office:value-type="string" table:style-name="ce3">
            <text:p>LUIS FERNANDO GIL GONZALEZ</text:p>
          </table:table-cell>
          <table:table-cell office:value-type="string" table:style-name="ce3">
            <text:p>SANTA GRAVE TAMUP DE ORDOÑ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09-0074-46</text:p>
          </table:table-cell>
          <table:table-cell office:value-type="string" table:style-name="ce4">
            <text:p>14-047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PEDRO JOCOPILAS</text:p>
          </table:table-cell>
          <table:table-cell office:value-type="string" table:style-name="ce4">
            <text:p>COLEGIO MIXTO INTERCULTURAL BILINGÜE SAN JOSÉ</text:p>
          </table:table-cell>
          <table:table-cell office:value-type="string" table:style-name="ce4">
            <text:p>ALDEA SAN JOSÉ EL TUNAL</text:p>
          </table:table-cell>
          <table:table-cell office:value-type="float" office:value="58927508" table:style-name="ce4">
            <text:p>58927508</text:p>
          </table:table-cell>
          <table:table-cell office:value-type="string" table:style-name="ce4">
            <text:p>LUIS FERNANDO GIL GONZALEZ</text:p>
          </table:table-cell>
          <table:table-cell office:value-type="string" table:style-name="ce4">
            <text:p>ZOILA HAYDÉE FLORES GUTIER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0-0056-46</text:p>
          </table:table-cell>
          <table:table-cell office:value-type="string" table:style-name="ce3">
            <text:p>14-053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UNEN</text:p>
          </table:table-cell>
          <table:table-cell office:value-type="string" table:style-name="ce3">
            <text:p>COLEGIO EVANGELICO MIXTO CHIUL-CEMC</text:p>
          </table:table-cell>
          <table:table-cell office:value-type="string" table:style-name="ce3">
            <text:p>ALDEA CHIUL</text:p>
          </table:table-cell>
          <table:table-cell table:style-name="ce3"/>
          <table:table-cell office:value-type="string" table:style-name="ce3">
            <text:p>JACINTO HERNANDEZ BOTON</text:p>
          </table:table-cell>
          <table:table-cell office:value-type="string" table:style-name="ce3">
            <text:p>CARLOS ALFREDO ESCOBAR RIVA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0-0059-46</text:p>
          </table:table-cell>
          <table:table-cell office:value-type="string" table:style-name="ce4">
            <text:p>14-053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UNEN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BARRIO SAN JUAN</text:p>
          </table:table-cell>
          <table:table-cell table:style-name="ce4"/>
          <table:table-cell office:value-type="string" table:style-name="ce4">
            <text:p>JACINTO HERNANDEZ BOTON</text:p>
          </table:table-cell>
          <table:table-cell office:value-type="string" table:style-name="ce4">
            <text:p>AGUSTIN PU RODRIGU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10-0077-46</text:p>
          </table:table-cell>
          <table:table-cell office:value-type="string" table:style-name="ce3">
            <text:p>14-013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UNEN</text:p>
          </table:table-cell>
          <table:table-cell office:value-type="string" table:style-name="ce3">
            <text:p>COLEGIO MIXTO BILINGÜE INTERCULTURAL "HERMANO OSCAR AZMITIA"</text:p>
          </table:table-cell>
          <table:table-cell office:value-type="string" table:style-name="ce3">
            <text:p>BARRRIO SAN FRANCISCO</text:p>
          </table:table-cell>
          <table:table-cell office:value-type="float" office:value="31406438" table:style-name="ce3">
            <text:p>31406438</text:p>
          </table:table-cell>
          <table:table-cell office:value-type="string" table:style-name="ce3">
            <text:p>TOMAS GARCIA PEREZ</text:p>
          </table:table-cell>
          <table:table-cell office:value-type="string" table:style-name="ce3">
            <text:p>MIGUEL ANGEL CAMAJÁ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10-0078-46</text:p>
          </table:table-cell>
          <table:table-cell office:value-type="string" table:style-name="ce4">
            <text:p>14-013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UNEN</text:p>
          </table:table-cell>
          <table:table-cell office:value-type="string" table:style-name="ce4">
            <text:p>COLEGIO MIXTO BILINGÜE INTERCULTURAL "HERMANO OSCAR AZMITIA"</text:p>
          </table:table-cell>
          <table:table-cell office:value-type="string" table:style-name="ce4">
            <text:p>BARRRIO SAN FRANCISCO</text:p>
          </table:table-cell>
          <table:table-cell office:value-type="float" office:value="31406438" table:style-name="ce4">
            <text:p>31406438</text:p>
          </table:table-cell>
          <table:table-cell office:value-type="string" table:style-name="ce4">
            <text:p>TOMAS GARCIA PEREZ</text:p>
          </table:table-cell>
          <table:table-cell office:value-type="string" table:style-name="ce4">
            <text:p>MIGUEL ANGEL CAMAJÁ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10-0079-46</text:p>
          </table:table-cell>
          <table:table-cell office:value-type="string" table:style-name="ce3">
            <text:p>14-013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UNEN</text:p>
          </table:table-cell>
          <table:table-cell office:value-type="string" table:style-name="ce3">
            <text:p>COLEGIO MIXTO BILINGÜE INTERCULTURAL "HERMANO OSCAR AZMITIA"</text:p>
          </table:table-cell>
          <table:table-cell office:value-type="string" table:style-name="ce3">
            <text:p>BARRRIO SAN FRANCISCO</text:p>
          </table:table-cell>
          <table:table-cell office:value-type="float" office:value="77555208" table:style-name="ce3">
            <text:p>77555208</text:p>
          </table:table-cell>
          <table:table-cell office:value-type="string" table:style-name="ce3">
            <text:p>TOMAS GARCIA PEREZ</text:p>
          </table:table-cell>
          <table:table-cell office:value-type="string" table:style-name="ce3">
            <text:p>MIGUEL ANGEL CAMAJÁ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NOCTUR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10-0092-46</text:p>
          </table:table-cell>
          <table:table-cell office:value-type="string" table:style-name="ce4">
            <text:p>14-013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UNEN</text:p>
          </table:table-cell>
          <table:table-cell office:value-type="string" table:style-name="ce4">
            <text:p>COLEGIO MIXTO BILINGÜE INTERCULTURAL" HERMANO OSCAR AZMITIA</text:p>
          </table:table-cell>
          <table:table-cell office:value-type="string" table:style-name="ce4">
            <text:p>AREA URBANA</text:p>
          </table:table-cell>
          <table:table-cell office:value-type="float" office:value="77555208" table:style-name="ce4">
            <text:p>77555208</text:p>
          </table:table-cell>
          <table:table-cell office:value-type="string" table:style-name="ce4">
            <text:p>TOMAS GARCIA PEREZ</text:p>
          </table:table-cell>
          <table:table-cell office:value-type="string" table:style-name="ce4">
            <text:p>MIGUEL ANGEL CAMAJÁ CABRER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10-4571-46</text:p>
          </table:table-cell>
          <table:table-cell office:value-type="string" table:style-name="ce3">
            <text:p>14-013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UNEN</text:p>
          </table:table-cell>
          <table:table-cell office:value-type="string" table:style-name="ce3">
            <text:p>COLEGIO MIXTO BILINGUE INTERCULTURAL "HERMANO OSCAR AZMITIA"</text:p>
          </table:table-cell>
          <table:table-cell office:value-type="string" table:style-name="ce3">
            <text:p>BARRIO SAN FRANCISCO</text:p>
          </table:table-cell>
          <table:table-cell office:value-type="float" office:value="58230024" table:style-name="ce3">
            <text:p>58230024</text:p>
          </table:table-cell>
          <table:table-cell office:value-type="string" table:style-name="ce3">
            <text:p>TOMAS GARCIA PEREZ</text:p>
          </table:table-cell>
          <table:table-cell office:value-type="string" table:style-name="ce3">
            <text:p>MIGUEL ANGEL CAMAJA CABRER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1-0043-46</text:p>
          </table:table-cell>
          <table:table-cell office:value-type="string" table:style-name="ce4">
            <text:p>14-01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JUAN COTZAL</text:p>
          </table:table-cell>
          <table:table-cell office:value-type="string" table:style-name="ce4">
            <text:p>COLEGIO TECNOLOGICO INTEGRAL IBOAC</text:p>
          </table:table-cell>
          <table:table-cell office:value-type="string" table:style-name="ce4">
            <text:p>CANTON TIXAXCAP</text:p>
          </table:table-cell>
          <table:table-cell office:value-type="float" office:value="51287718" table:style-name="ce4">
            <text:p>51287718</text:p>
          </table:table-cell>
          <table:table-cell office:value-type="string" table:style-name="ce4">
            <text:p>BAYRON ROLANDO VILLATORO NORIEGA</text:p>
          </table:table-cell>
          <table:table-cell office:value-type="string" table:style-name="ce4">
            <text:p>NICOLÁS GARCÍA GARCÍ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11-0045-46</text:p>
          </table:table-cell>
          <table:table-cell office:value-type="string" table:style-name="ce3">
            <text:p>14-01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JUAN COTZAL</text:p>
          </table:table-cell>
          <table:table-cell office:value-type="string" table:style-name="ce3">
            <text:p>INSTITUTO MUNICIPAL DE EDUCACION BÁSICA Y BACHILLERATO POR MADUREZ SAN JUAN</text:p>
          </table:table-cell>
          <table:table-cell office:value-type="string" table:style-name="ce3">
            <text:p>CANTÓN TUCORAL</text:p>
          </table:table-cell>
          <table:table-cell office:value-type="float" office:value="57259956" table:style-name="ce3">
            <text:p>57259956</text:p>
          </table:table-cell>
          <table:table-cell office:value-type="string" table:style-name="ce3">
            <text:p>BAYRON ROLANDO VILLATORO NORIEGA</text:p>
          </table:table-cell>
          <table:table-cell office:value-type="string" table:style-name="ce3">
            <text:p>TOMAS CHAMAY AGUILAR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MUNICIP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1-5000-46</text:p>
          </table:table-cell>
          <table:table-cell office:value-type="string" table:style-name="ce4">
            <text:p>14-042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JUAN COTZAL</text:p>
          </table:table-cell>
          <table:table-cell office:value-type="string" table:style-name="ce4">
            <text:p>INSTITUTO NORMAL MIXTO DIVERSIFICADO POR COOPERATIVA</text:p>
          </table:table-cell>
          <table:table-cell office:value-type="string" table:style-name="ce4">
            <text:p>CANTON TUCORAL</text:p>
          </table:table-cell>
          <table:table-cell office:value-type="float" office:value="31105132" table:style-name="ce4">
            <text:p>31105132</text:p>
          </table:table-cell>
          <table:table-cell office:value-type="string" table:style-name="ce4">
            <text:p>MARTA CELIA VENTURA RAMIRE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2-0058-46</text:p>
          </table:table-cell>
          <table:table-cell office:value-type="string" table:style-name="ce3">
            <text:p>14-039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JOYABAJ</text:p>
          </table:table-cell>
          <table:table-cell office:value-type="string" table:style-name="ce3">
            <text:p>COLEGIO EVANGELICO METODISTA "BEREA"</text:p>
          </table:table-cell>
          <table:table-cell office:value-type="string" table:style-name="ce3">
            <text:p>LOTIFICACION LOS ROBLES</text:p>
          </table:table-cell>
          <table:table-cell office:value-type="float" office:value="50484996" table:style-name="ce3">
            <text:p>50484996</text:p>
          </table:table-cell>
          <table:table-cell office:value-type="string" table:style-name="ce3">
            <text:p>ANA ESTER URIZAR GIL DE VILLATORO</text:p>
          </table:table-cell>
          <table:table-cell office:value-type="string" table:style-name="ce3">
            <text:p>ARSENIA MARISOL JIMÉNEZ HERRERA PÉ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2-0059-46</text:p>
          </table:table-cell>
          <table:table-cell office:value-type="string" table:style-name="ce4">
            <text:p>14-017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JOYABAJ</text:p>
          </table:table-cell>
          <table:table-cell office:value-type="string" table:style-name="ce4">
            <text:p>INSTITUTO TECNOLOGICO DE ESTUDIOS AVANZADOS JOYABAJ</text:p>
          </table:table-cell>
          <table:table-cell office:value-type="string" table:style-name="ce4">
            <text:p>BARRIO LA DEMOCRACIA</text:p>
          </table:table-cell>
          <table:table-cell office:value-type="float" office:value="42169753" table:style-name="ce4">
            <text:p>42169753</text:p>
          </table:table-cell>
          <table:table-cell office:value-type="string" table:style-name="ce4">
            <text:p>CLEMENTE SANCHEZ MARROQUIN</text:p>
          </table:table-cell>
          <table:table-cell office:value-type="string" table:style-name="ce4">
            <text:p>EDGAR LEONEL CABRERA MEN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2-0083-46</text:p>
          </table:table-cell>
          <table:table-cell office:value-type="string" table:style-name="ce3">
            <text:p>14-048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JOYABAJ</text:p>
          </table:table-cell>
          <table:table-cell office:value-type="string" table:style-name="ce3">
            <text:p>INSTITUTO PRIVADO MIXTO JOYABAJ</text:p>
          </table:table-cell>
          <table:table-cell office:value-type="string" table:style-name="ce3">
            <text:p>BARRIO LA LIBERTAD</text:p>
          </table:table-cell>
          <table:table-cell office:value-type="float" office:value="54828583" table:style-name="ce3">
            <text:p>54828583</text:p>
          </table:table-cell>
          <table:table-cell office:value-type="string" table:style-name="ce3">
            <text:p>YOONG HARIM RENE ESTRADA URIZAR</text:p>
          </table:table-cell>
          <table:table-cell office:value-type="string" table:style-name="ce3">
            <text:p>EUBELIO AROLDO SOTO SANT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12-0106-46</text:p>
          </table:table-cell>
          <table:table-cell office:value-type="string" table:style-name="ce4">
            <text:p>14-042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JOYABAJ</text:p>
          </table:table-cell>
          <table:table-cell office:value-type="string" table:style-name="ce4">
            <text:p>INSTITUTO DIVERSIFICADO POR COOPERATIVA FLORENCIO CARRASCOZA</text:p>
          </table:table-cell>
          <table:table-cell office:value-type="string" table:style-name="ce4">
            <text:p>BARRIO LA LIBERTAD</text:p>
          </table:table-cell>
          <table:table-cell office:value-type="float" office:value="30441452" table:style-name="ce4">
            <text:p>30441452</text:p>
          </table:table-cell>
          <table:table-cell office:value-type="string" table:style-name="ce4">
            <text:p>MARTA CELIA VENTURA RAMIREZ</text:p>
          </table:table-cell>
          <table:table-cell office:value-type="string" table:style-name="ce4">
            <text:p>HIPOLITA ANGELICA SANTOS QUIRO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2-0113-46</text:p>
          </table:table-cell>
          <table:table-cell office:value-type="string" table:style-name="ce3">
            <text:p>14-048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JOYABAJ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CASERÍO LOS LLANOS</text:p>
          </table:table-cell>
          <table:table-cell office:value-type="float" office:value="40498548" table:style-name="ce3">
            <text:p>40498548</text:p>
          </table:table-cell>
          <table:table-cell office:value-type="string" table:style-name="ce3">
            <text:p>YOONG HARIM RENE ESTRADA URIZAR</text:p>
          </table:table-cell>
          <table:table-cell office:value-type="string" table:style-name="ce3">
            <text:p>FRANCISCA MARIBEL DUBON LARI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2-0122-46</text:p>
          </table:table-cell>
          <table:table-cell office:value-type="string" table:style-name="ce4">
            <text:p>14-048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JOYABAJ</text:p>
          </table:table-cell>
          <table:table-cell office:value-type="string" table:style-name="ce4">
            <text:p>LICEO PRIVADO "SANTA MARÍA"</text:p>
          </table:table-cell>
          <table:table-cell office:value-type="string" table:style-name="ce4">
            <text:p>BARRIO LA LIBERTAD</text:p>
          </table:table-cell>
          <table:table-cell office:value-type="float" office:value="59353501" table:style-name="ce4">
            <text:p>59353501</text:p>
          </table:table-cell>
          <table:table-cell office:value-type="string" table:style-name="ce4">
            <text:p>YOONG HARIM RENE ESTRADA URIZAR</text:p>
          </table:table-cell>
          <table:table-cell office:value-type="string" table:style-name="ce4">
            <text:p>EUBELIO AROLDO SOTO SANT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2-0125-46</text:p>
          </table:table-cell>
          <table:table-cell office:value-type="string" table:style-name="ce3">
            <text:p>14-048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JOYABAJ</text:p>
          </table:table-cell>
          <table:table-cell office:value-type="string" table:style-name="ce3">
            <text:p>LICEO PRIVADO "SANTA MARIA"</text:p>
          </table:table-cell>
          <table:table-cell office:value-type="string" table:style-name="ce3">
            <text:p>BARRIO LA LIBERTAD</text:p>
          </table:table-cell>
          <table:table-cell office:value-type="float" office:value="54828583" table:style-name="ce3">
            <text:p>54828583</text:p>
          </table:table-cell>
          <table:table-cell office:value-type="string" table:style-name="ce3">
            <text:p>YOONG HARIM RENE ESTRADA URIZAR</text:p>
          </table:table-cell>
          <table:table-cell office:value-type="string" table:style-name="ce3">
            <text:p>EUBELIO AROLDO SOTO SANT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2-0133-46</text:p>
          </table:table-cell>
          <table:table-cell office:value-type="string" table:style-name="ce4">
            <text:p>14-037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JOYABAJ</text:p>
          </table:table-cell>
          <table:table-cell office:value-type="string" table:style-name="ce4">
            <text:p>CENTRO DE EDUCACIÓN EXTRAESCOLAR -CEEX-</text:p>
          </table:table-cell>
          <table:table-cell office:value-type="string" table:style-name="ce4">
            <text:p>BARRIO LA LIBERTAD</text:p>
          </table:table-cell>
          <table:table-cell office:value-type="float" office:value="57846833" table:style-name="ce4">
            <text:p>57846833</text:p>
          </table:table-cell>
          <table:table-cell office:value-type="string" table:style-name="ce4">
            <text:p>GREGORIO LOL HERNANDEZ</text:p>
          </table:table-cell>
          <table:table-cell office:value-type="string" table:style-name="ce4">
            <text:p>KEVIN RONAL MEDRANO LAINE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12-0501-46</text:p>
          </table:table-cell>
          <table:table-cell office:value-type="string" table:style-name="ce3">
            <text:p>14-017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JOYABAJ</text:p>
          </table:table-cell>
          <table:table-cell office:value-type="string" table:style-name="ce3">
            <text:p>ESCUELA PARTICULAR MIXTA JOYABATECA DE CIENCIAS COMERCIALES</text:p>
          </table:table-cell>
          <table:table-cell office:value-type="string" table:style-name="ce3">
            <text:p>BARRIO CENTRAL</text:p>
          </table:table-cell>
          <table:table-cell office:value-type="float" office:value="77559379" table:style-name="ce3">
            <text:p>77559379</text:p>
          </table:table-cell>
          <table:table-cell office:value-type="string" table:style-name="ce3">
            <text:p>CLEMENTE SANCHEZ MARROQUIN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2-1093-46</text:p>
          </table:table-cell>
          <table:table-cell office:value-type="string" table:style-name="ce4">
            <text:p>14-048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JOYABAJ</text:p>
          </table:table-cell>
          <table:table-cell office:value-type="string" table:style-name="ce4">
            <text:p>INSTITUTO PRIVADO MIXTO JOYABAJ</text:p>
          </table:table-cell>
          <table:table-cell office:value-type="string" table:style-name="ce4">
            <text:p>BARRIO LA LIBERTAD</text:p>
          </table:table-cell>
          <table:table-cell office:value-type="float" office:value="59353501" table:style-name="ce4">
            <text:p>59353501</text:p>
          </table:table-cell>
          <table:table-cell office:value-type="string" table:style-name="ce4">
            <text:p>YOONG HARIM RENE ESTRADA URIZAR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3-0001-46</text:p>
          </table:table-cell>
          <table:table-cell office:value-type="string" table:style-name="ce3">
            <text:p>14-049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NEBAJ</text:p>
          </table:table-cell>
          <table:table-cell office:value-type="string" table:style-name="ce3">
            <text:p>CENTRO DE ESTUDIOS AVANZADOS P &amp; C</text:p>
          </table:table-cell>
          <table:table-cell office:value-type="string" table:style-name="ce3">
            <text:p>3A. AV. 10-30 ZONA 5</text:p>
          </table:table-cell>
          <table:table-cell office:value-type="float" office:value="77560014" table:style-name="ce3">
            <text:p>77560014</text:p>
          </table:table-cell>
          <table:table-cell office:value-type="string" table:style-name="ce3">
            <text:p>JACINTO GOMEZ CEDILLO</text:p>
          </table:table-cell>
          <table:table-cell office:value-type="string" table:style-name="ce3">
            <text:p>ENRIQUE POL SAQUIC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3-0068-46</text:p>
          </table:table-cell>
          <table:table-cell office:value-type="string" table:style-name="ce4">
            <text:p>14-049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NEBAJ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CANTON VICOTZ</text:p>
          </table:table-cell>
          <table:table-cell office:value-type="float" office:value="30187735" table:style-name="ce4">
            <text:p>30187735</text:p>
          </table:table-cell>
          <table:table-cell office:value-type="string" table:style-name="ce4">
            <text:p>JACINTO GOMEZ CEDILLO</text:p>
          </table:table-cell>
          <table:table-cell office:value-type="string" table:style-name="ce4">
            <text:p>AROLDO RIVAS PÉ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3-0095-46</text:p>
          </table:table-cell>
          <table:table-cell office:value-type="string" table:style-name="ce3">
            <text:p>14-019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NEBAJ</text:p>
          </table:table-cell>
          <table:table-cell office:value-type="string" table:style-name="ce3">
            <text:p>COLEGIO PRIVADO MIXTO "JESUS RUANO MORENO"</text:p>
          </table:table-cell>
          <table:table-cell office:value-type="string" table:style-name="ce3">
            <text:p>CANTON XOLACUL</text:p>
          </table:table-cell>
          <table:table-cell office:value-type="float" office:value="30839684" table:style-name="ce3">
            <text:p>30839684</text:p>
          </table:table-cell>
          <table:table-cell office:value-type="string" table:style-name="ce3">
            <text:p>FERNANDO PEDRO LOPEZ DE LEON</text:p>
          </table:table-cell>
          <table:table-cell office:value-type="string" table:style-name="ce3">
            <text:p>JESÚS BRITO RAYMUN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3-0100-46</text:p>
          </table:table-cell>
          <table:table-cell office:value-type="string" table:style-name="ce4">
            <text:p>14-020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NEBAJ</text:p>
          </table:table-cell>
          <table:table-cell office:value-type="string" table:style-name="ce4">
            <text:p>CENTRO DE EDUCACION MIXTO DE DIVERSIFICADO IXIL -CEMDI-</text:p>
          </table:table-cell>
          <table:table-cell office:value-type="string" table:style-name="ce4">
            <text:p>ALDEA SALQUIL GRANDE</text:p>
          </table:table-cell>
          <table:table-cell office:value-type="float" office:value="46415714" table:style-name="ce4">
            <text:p>46415714</text:p>
          </table:table-cell>
          <table:table-cell office:value-type="string" table:style-name="ce4">
            <text:p>FELIX GASPAR CEDILLO CETO</text:p>
          </table:table-cell>
          <table:table-cell office:value-type="string" table:style-name="ce4">
            <text:p>LEONEL JACINTO CETO BRIT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3-0114-46</text:p>
          </table:table-cell>
          <table:table-cell office:value-type="string" table:style-name="ce3">
            <text:p>14-019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NEBAJ</text:p>
          </table:table-cell>
          <table:table-cell office:value-type="string" table:style-name="ce3">
            <text:p>COLEGIO CRISTIANO NICOLÁS</text:p>
          </table:table-cell>
          <table:table-cell office:value-type="string" table:style-name="ce3">
            <text:p>CANTÓN JOLOPXAN</text:p>
          </table:table-cell>
          <table:table-cell office:value-type="float" office:value="30355886" table:style-name="ce3">
            <text:p>30355886</text:p>
          </table:table-cell>
          <table:table-cell office:value-type="string" table:style-name="ce3">
            <text:p>FERNANDO PEDRO LOPEZ DE LEON</text:p>
          </table:table-cell>
          <table:table-cell office:value-type="string" table:style-name="ce3">
            <text:p>WILMAR RODOLGO VELÁSQUEZ PALACIO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3-0118-46</text:p>
          </table:table-cell>
          <table:table-cell office:value-type="string" table:style-name="ce4">
            <text:p>14-019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NEBAJ</text:p>
          </table:table-cell>
          <table:table-cell office:value-type="string" table:style-name="ce4">
            <text:p>COLEGIO PRIVADO MIXTO "JESÚS RUANO MORENO"</text:p>
          </table:table-cell>
          <table:table-cell office:value-type="string" table:style-name="ce4">
            <text:p>CANTÓN XOLACUL</text:p>
          </table:table-cell>
          <table:table-cell office:value-type="float" office:value="30839684" table:style-name="ce4">
            <text:p>30839684</text:p>
          </table:table-cell>
          <table:table-cell office:value-type="string" table:style-name="ce4">
            <text:p>FERNANDO PEDRO LOPEZ DE LEON</text:p>
          </table:table-cell>
          <table:table-cell office:value-type="string" table:style-name="ce4">
            <text:p>JESUS BRITO RAYMUN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3-0120-46</text:p>
          </table:table-cell>
          <table:table-cell office:value-type="string" table:style-name="ce3">
            <text:p>14-049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NEBAJ</text:p>
          </table:table-cell>
          <table:table-cell office:value-type="string" table:style-name="ce3">
            <text:p>INSTITUTO NACIONAL DE EDUCACIÓN DIVERSIFICADA</text:p>
          </table:table-cell>
          <table:table-cell office:value-type="string" table:style-name="ce3">
            <text:p>CANTÓN VICOTZ</text:p>
          </table:table-cell>
          <table:table-cell office:value-type="float" office:value="30187735" table:style-name="ce3">
            <text:p>30187735</text:p>
          </table:table-cell>
          <table:table-cell office:value-type="string" table:style-name="ce3">
            <text:p>JACINTO GOMEZ CEDILLO</text:p>
          </table:table-cell>
          <table:table-cell office:value-type="string" table:style-name="ce3">
            <text:p>AROLDO RIVAS PÉ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13-0121-46</text:p>
          </table:table-cell>
          <table:table-cell office:value-type="string" table:style-name="ce4">
            <text:p>14-019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NEBAJ</text:p>
          </table:table-cell>
          <table:table-cell office:value-type="string" table:style-name="ce4">
            <text:p>ESCUELA MOVIMIENTO JUVENIL DE INTEGRACIÓN POPULAR "MIJUVE" POR COOPIXIL R.L.</text:p>
          </table:table-cell>
          <table:table-cell office:value-type="string" table:style-name="ce4">
            <text:p>CANTÓN XOLACUL</text:p>
          </table:table-cell>
          <table:table-cell office:value-type="float" office:value="30787188" table:style-name="ce4">
            <text:p>30787188</text:p>
          </table:table-cell>
          <table:table-cell office:value-type="string" table:style-name="ce4">
            <text:p>FERNANDO PEDRO LOPEZ DE LEON</text:p>
          </table:table-cell>
          <table:table-cell office:value-type="string" table:style-name="ce4">
            <text:p>MARGARITA BEATRIZ RAYMUNDO BRIT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13-0956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NEBAJ</text:p>
          </table:table-cell>
          <table:table-cell office:value-type="string" table:style-name="ce3">
            <text:p>INSTITUTO PRIVADO MIXTO DE EDUCACION DIVERSIFICADA 'JESUS RUANO MORENO'</text:p>
          </table:table-cell>
          <table:table-cell office:value-type="string" table:style-name="ce3">
            <text:p>CANTON XOLACUL</text:p>
          </table:table-cell>
          <table:table-cell office:value-type="float" office:value="77560020" table:style-name="ce3">
            <text:p>77560020</text:p>
          </table:table-cell>
          <table:table-cell office:value-type="string" table:style-name="ce3">
            <text:p>GONZALO VENTURA LUX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3-1096-46</text:p>
          </table:table-cell>
          <table:table-cell table:style-name="ce4"/>
          <table:table-cell office:value-type="string" table:style-name="ce4">
            <text:p>QUICHE</text:p>
          </table:table-cell>
          <table:table-cell office:value-type="string" table:style-name="ce4">
            <text:p>NEBAJ</text:p>
          </table:table-cell>
          <table:table-cell office:value-type="string" table:style-name="ce4">
            <text:p>EORM</text:p>
          </table:table-cell>
          <table:table-cell office:value-type="string" table:style-name="ce4">
            <text:p>ALDEA XECOTZ</text:p>
          </table:table-cell>
          <table:table-cell table:number-columns-repeated="3" table:style-name="ce4"/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3-4572-46</text:p>
          </table:table-cell>
          <table:table-cell office:value-type="string" table:style-name="ce3">
            <text:p>14-020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NEBAJ</text:p>
          </table:table-cell>
          <table:table-cell office:value-type="string" table:style-name="ce3">
            <text:p>INSTITUTO MIXTO DIVERSIFICADO IXIL</text:p>
          </table:table-cell>
          <table:table-cell office:value-type="string" table:style-name="ce3">
            <text:p>CANTON SIMOCOL</text:p>
          </table:table-cell>
          <table:table-cell office:value-type="float" office:value="77558103" table:style-name="ce3">
            <text:p>77558103</text:p>
          </table:table-cell>
          <table:table-cell office:value-type="string" table:style-name="ce3">
            <text:p>FELIX GASPAR CEDILLO CETO</text:p>
          </table:table-cell>
          <table:table-cell office:value-type="string" table:style-name="ce3">
            <text:p>FULGENCIO ANDRÉS TERRAZA DE LEÓ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3-5279-46</text:p>
          </table:table-cell>
          <table:table-cell office:value-type="string" table:style-name="ce4">
            <text:p>14-019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NEBAJ</text:p>
          </table:table-cell>
          <table:table-cell office:value-type="string" table:style-name="ce4">
            <text:p>COLEGIO PRIVADO MIXTO MOLINA CASTILLO</text:p>
          </table:table-cell>
          <table:table-cell office:value-type="string" table:style-name="ce4">
            <text:p>CABECERA MUNICIPAL</text:p>
          </table:table-cell>
          <table:table-cell office:value-type="float" office:value="50939694" table:style-name="ce4">
            <text:p>50939694</text:p>
          </table:table-cell>
          <table:table-cell office:value-type="string" table:style-name="ce4">
            <text:p>FERNANDO PEDRO LOPEZ DE LEON</text:p>
          </table:table-cell>
          <table:table-cell office:value-type="string" table:style-name="ce4">
            <text:p>JULIO FABIÁN ABAC DE LEÓ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13-5422-46</text:p>
          </table:table-cell>
          <table:table-cell office:value-type="string" table:style-name="ce3">
            <text:p>14-018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NEBAJ</text:p>
          </table:table-cell>
          <table:table-cell office:value-type="string" table:style-name="ce3">
            <text:p>ESCUELA NORMAL BILINGUE INTERCULTURAL IXIL, CHUSB´AL TU YOLB´AL ITUXH MAM KUK´UY, OXLAVAL TX´II´</text:p>
          </table:table-cell>
          <table:table-cell office:value-type="string" table:style-name="ce3">
            <text:p>CANTON XOLACUL ZONA 3</text:p>
          </table:table-cell>
          <table:table-cell office:value-type="float" office:value="53068315" table:style-name="ce3">
            <text:p>53068315</text:p>
          </table:table-cell>
          <table:table-cell office:value-type="string" table:style-name="ce3">
            <text:p>ARACELY GENOVEVA CHITOP AGUARE</text:p>
          </table:table-cell>
          <table:table-cell office:value-type="string" table:style-name="ce3">
            <text:p>MARIO ABRAHAM CHEL MATÓM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3-5489-46</text:p>
          </table:table-cell>
          <table:table-cell office:value-type="string" table:style-name="ce4">
            <text:p>14-018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NEBAJ</text:p>
          </table:table-cell>
          <table:table-cell office:value-type="string" table:style-name="ce4">
            <text:p>COLEGIO EVANGELICO MIXTO BETHANIA</text:p>
          </table:table-cell>
          <table:table-cell office:value-type="string" table:style-name="ce4">
            <text:p>CANTON JACTZAL</text:p>
          </table:table-cell>
          <table:table-cell office:value-type="float" office:value="51402302" table:style-name="ce4">
            <text:p>51402302</text:p>
          </table:table-cell>
          <table:table-cell office:value-type="string" table:style-name="ce4">
            <text:p>ARACELY GENOVEVA CHITOP AGUARE</text:p>
          </table:table-cell>
          <table:table-cell office:value-type="string" table:style-name="ce4">
            <text:p>JOSE SANTIAGO SOLÍ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3-5665-46</text:p>
          </table:table-cell>
          <table:table-cell office:value-type="string" table:style-name="ce3">
            <text:p>14-049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NEBAJ</text:p>
          </table:table-cell>
          <table:table-cell office:value-type="string" table:style-name="ce3">
            <text:p>CENTRO DE ESTUDIOS INTEGRADOS TECNOLOGICO NEBAJ</text:p>
          </table:table-cell>
          <table:table-cell office:value-type="string" table:style-name="ce3">
            <text:p>CABECERA MUNICIPAL</text:p>
          </table:table-cell>
          <table:table-cell office:value-type="float" office:value="30049885" table:style-name="ce3">
            <text:p>30049885</text:p>
          </table:table-cell>
          <table:table-cell office:value-type="string" table:style-name="ce3">
            <text:p>JACINTO GOMEZ CEDILLO</text:p>
          </table:table-cell>
          <table:table-cell office:value-type="string" table:style-name="ce3">
            <text:p>DIEGO CHÁVEZ GUZAR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3-6090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NEBAJ</text:p>
          </table:table-cell>
          <table:table-cell office:value-type="string" table:style-name="ce4">
            <text:p>CENTRO DE ESTUDIOS AVANZADOS P&amp;C</text:p>
          </table:table-cell>
          <table:table-cell office:value-type="string" table:style-name="ce4">
            <text:p>3A. AV. 10-30 ZONA 5</text:p>
          </table:table-cell>
          <table:table-cell office:value-type="float" office:value="77560133" table:style-name="ce4">
            <text:p>77560133</text:p>
          </table:table-cell>
          <table:table-cell office:value-type="string" table:style-name="ce4">
            <text:p>GONZALO VENTURA LUX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INTERMEDI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4-0024-46</text:p>
          </table:table-cell>
          <table:table-cell office:value-type="string" table:style-name="ce3">
            <text:p>14-022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ANDRES SAJCABAJA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1A. AVENIDA 1-29 ZONA 1</text:p>
          </table:table-cell>
          <table:table-cell office:value-type="float" office:value="33390301" table:style-name="ce3">
            <text:p>33390301</text:p>
          </table:table-cell>
          <table:table-cell office:value-type="string" table:style-name="ce3">
            <text:p>FERNANDO ROGELIO LOPEZ GALINDO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4-0040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ANDRES SAJCABAJA</text:p>
          </table:table-cell>
          <table:table-cell office:value-type="string" table:style-name="ce4">
            <text:p>INSTITUTO NORMAL MIXTO SAN ANDRES</text:p>
          </table:table-cell>
          <table:table-cell office:value-type="string" table:style-name="ce4">
            <text:p>1RA. AV. 2-27 ZONA 1</text:p>
          </table:table-cell>
          <table:table-cell office:value-type="float" office:value="59712633" table:style-name="ce4">
            <text:p>59712633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FELIPE VILLATORO MENED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4-0063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ANDRES SAJCABAJA</text:p>
          </table:table-cell>
          <table:table-cell office:value-type="string" table:style-name="ce3">
            <text:p>INSTITUTO NORMAL MIXTO "SAN ANDRÉS"</text:p>
          </table:table-cell>
          <table:table-cell office:value-type="string" table:style-name="ce3">
            <text:p>1RA. AVENIDA 2-27, ZONA 1</text:p>
          </table:table-cell>
          <table:table-cell office:value-type="float" office:value="59712633" table:style-name="ce3">
            <text:p>59712633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FELIPE VILLATORO MENÉ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4-5492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ANDRES SAJCABAJA</text:p>
          </table:table-cell>
          <table:table-cell office:value-type="string" table:style-name="ce4">
            <text:p>INSTITUTO NORMAL MIXTO SAN ANDRES</text:p>
          </table:table-cell>
          <table:table-cell office:value-type="string" table:style-name="ce4">
            <text:p>1A. AV. 2-27 ZONA 1</text:p>
          </table:table-cell>
          <table:table-cell office:value-type="float" office:value="59712633" table:style-name="ce4">
            <text:p>59712633</text:p>
          </table:table-cell>
          <table:table-cell office:value-type="string" table:style-name="ce4">
            <text:p>GONZALO VENTURA LUX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5-0103-46</text:p>
          </table:table-cell>
          <table:table-cell office:value-type="string" table:style-name="ce3">
            <text:p>14-04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MIGUEL USPANTAN</text:p>
          </table:table-cell>
          <table:table-cell office:value-type="string" table:style-name="ce3">
            <text:p>INSTITUTO NACIONAL DE EDUCACION DIVERSIFICADA</text:p>
          </table:table-cell>
          <table:table-cell office:value-type="string" table:style-name="ce3">
            <text:p>ALDEA SAQUIXPEC</text:p>
          </table:table-cell>
          <table:table-cell office:value-type="float" office:value="48805993" table:style-name="ce3">
            <text:p>48805993</text:p>
          </table:table-cell>
          <table:table-cell office:value-type="string" table:style-name="ce3">
            <text:p>SILVERIO CHOC TOC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5-0104-46</text:p>
          </table:table-cell>
          <table:table-cell office:value-type="string" table:style-name="ce4">
            <text:p>14-04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MIGUEL USPANTAN</text:p>
          </table:table-cell>
          <table:table-cell office:value-type="string" table:style-name="ce4">
            <text:p>INSTITUTO NACIONAL DE EDUCACION DIVERSIFICADA</text:p>
          </table:table-cell>
          <table:table-cell office:value-type="string" table:style-name="ce4">
            <text:p>ALDEA SAN ANTONIO LA NUEVA ESPERANZA</text:p>
          </table:table-cell>
          <table:table-cell table:style-name="ce4"/>
          <table:table-cell office:value-type="string" table:style-name="ce4">
            <text:p>SILVERIO CHOC TOC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15-0214-46</text:p>
          </table:table-cell>
          <table:table-cell office:value-type="string" table:style-name="ce3">
            <text:p>14-042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MIGUEL USPANTAN</text:p>
          </table:table-cell>
          <table:table-cell office:value-type="string" table:style-name="ce3">
            <text:p>INSTITUTO MIXTO DE EDUCACION DIVERSIFICADA POR COOPERATIVA MARIO DEL VALLE</text:p>
          </table:table-cell>
          <table:table-cell office:value-type="string" table:style-name="ce3">
            <text:p>ALDEA LANCETILLO LA PARROQUIA</text:p>
          </table:table-cell>
          <table:table-cell office:value-type="float" office:value="51519120" table:style-name="ce3">
            <text:p>51519120</text:p>
          </table:table-cell>
          <table:table-cell office:value-type="string" table:style-name="ce3">
            <text:p>MARTA CELIA VENTURA RAMIREZ</text:p>
          </table:table-cell>
          <table:table-cell office:value-type="string" table:style-name="ce3">
            <text:p>ANGEL TIPAZ JUA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5-0215-46</text:p>
          </table:table-cell>
          <table:table-cell office:value-type="string" table:style-name="ce4">
            <text:p>14-02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MIGUEL USPANTAN</text:p>
          </table:table-cell>
          <table:table-cell office:value-type="string" table:style-name="ce4">
            <text:p>LICEO MIXTO SAN MIGUEL</text:p>
          </table:table-cell>
          <table:table-cell office:value-type="string" table:style-name="ce4">
            <text:p>SAN MIGUEL USPANTAN</text:p>
          </table:table-cell>
          <table:table-cell office:value-type="float" office:value="45054092" table:style-name="ce4">
            <text:p>45054092</text:p>
          </table:table-cell>
          <table:table-cell office:value-type="string" table:style-name="ce4">
            <text:p>HEIDY ENID IVONNE FIGUEROA PEREZ DE NORIEGA</text:p>
          </table:table-cell>
          <table:table-cell office:value-type="string" table:style-name="ce4">
            <text:p>JUAN VENTURA SO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5-0217-46</text:p>
          </table:table-cell>
          <table:table-cell office:value-type="string" table:style-name="ce3">
            <text:p>14-02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MIGUEL USPANTAN</text:p>
          </table:table-cell>
          <table:table-cell office:value-type="string" table:style-name="ce3">
            <text:p>LICEO MIXTO SAN MIGUEL</text:p>
          </table:table-cell>
          <table:table-cell office:value-type="string" table:style-name="ce3">
            <text:p>SAN MIGUEL USPANTAN</text:p>
          </table:table-cell>
          <table:table-cell office:value-type="float" office:value="79518102" table:style-name="ce3">
            <text:p>79518102</text:p>
          </table:table-cell>
          <table:table-cell office:value-type="string" table:style-name="ce3">
            <text:p>HEIDY ENID IVONNE FIGUEROA PEREZ DE NORIEGA</text:p>
          </table:table-cell>
          <table:table-cell office:value-type="string" table:style-name="ce3">
            <text:p>JUAN VENTURA SOC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15-0220-46</text:p>
          </table:table-cell>
          <table:table-cell office:value-type="string" table:style-name="ce4">
            <text:p>14-042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MIGUEL USPANTAN</text:p>
          </table:table-cell>
          <table:table-cell office:value-type="string" table:style-name="ce4">
            <text:p>INSTITUTO MIXTO DE EDUCACIÓN DIVERSIFICADA POR COOPERATIVA DE ENSEÑANZA</text:p>
          </table:table-cell>
          <table:table-cell office:value-type="string" table:style-name="ce4">
            <text:p>ALDEA SAN ANTONIO LA NUEVA ESPERANZA</text:p>
          </table:table-cell>
          <table:table-cell office:value-type="float" office:value="40327389" table:style-name="ce4">
            <text:p>40327389</text:p>
          </table:table-cell>
          <table:table-cell office:value-type="string" table:style-name="ce4">
            <text:p>MARTA CELIA VENTURA RAMIREZ</text:p>
          </table:table-cell>
          <table:table-cell office:value-type="string" table:style-name="ce4">
            <text:p>LUCIANO ALVAREZ SANTIAG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COOPERATIVA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15-0232-46</text:p>
          </table:table-cell>
          <table:table-cell office:value-type="string" table:style-name="ce3">
            <text:p>14-024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MIGUEL USPANTAN</text:p>
          </table:table-cell>
          <table:table-cell office:value-type="string" table:style-name="ce3">
            <text:p>INSTITUTO MUNICIPAL DE MAGISTERIO BILINGÜE INTERCULTURAL USPANTEKO</text:p>
          </table:table-cell>
          <table:table-cell office:value-type="string" table:style-name="ce3">
            <text:p>USPANTAN</text:p>
          </table:table-cell>
          <table:table-cell office:value-type="float" office:value="45740035" table:style-name="ce3">
            <text:p>45740035</text:p>
          </table:table-cell>
          <table:table-cell office:value-type="string" table:style-name="ce3">
            <text:p>HEIDY ENID IVONNE FIGUEROA PEREZ DE NORIEGA</text:p>
          </table:table-cell>
          <table:table-cell office:value-type="string" table:style-name="ce3">
            <text:p>INGRID US MÉ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5-0235-46</text:p>
          </table:table-cell>
          <table:table-cell office:value-type="string" table:style-name="ce4">
            <text:p>14-024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MIGUEL USPANTAN</text:p>
          </table:table-cell>
          <table:table-cell office:value-type="string" table:style-name="ce4">
            <text:p>COLEGIO EVANGÉLICO METODISTA "MARANATHA"</text:p>
          </table:table-cell>
          <table:table-cell office:value-type="string" table:style-name="ce4">
            <text:p>4A. AVENIDA 7A. CALLE ZONA 1</text:p>
          </table:table-cell>
          <table:table-cell office:value-type="float" office:value="79518432" table:style-name="ce4">
            <text:p>79518432</text:p>
          </table:table-cell>
          <table:table-cell office:value-type="string" table:style-name="ce4">
            <text:p>HEIDY ENID IVONNE FIGUEROA PEREZ DE NORIEGA</text:p>
          </table:table-cell>
          <table:table-cell office:value-type="string" table:style-name="ce4">
            <text:p>RONY GAMALIEL RODAS GARCI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5-0249-46</text:p>
          </table:table-cell>
          <table:table-cell office:value-type="string" table:style-name="ce3">
            <text:p>14-02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MIGUEL USPANTAN</text:p>
          </table:table-cell>
          <table:table-cell office:value-type="string" table:style-name="ce3">
            <text:p>COLEGIO EVANGÉLICO METODISTA "MARANATHA"</text:p>
          </table:table-cell>
          <table:table-cell office:value-type="string" table:style-name="ce3">
            <text:p>7A. AVENIDA Y 4A. CALLE ZONA 1</text:p>
          </table:table-cell>
          <table:table-cell office:value-type="float" office:value="79518432" table:style-name="ce3">
            <text:p>79518432</text:p>
          </table:table-cell>
          <table:table-cell office:value-type="string" table:style-name="ce3">
            <text:p>HEIDY ENID IVONNE FIGUEROA PEREZ DE NORIEGA</text:p>
          </table:table-cell>
          <table:table-cell office:value-type="string" table:style-name="ce3">
            <text:p>RONY GAMALIEL RODAS GARCÍ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5-0250-46</text:p>
          </table:table-cell>
          <table:table-cell office:value-type="string" table:style-name="ce4">
            <text:p>14-04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MIGUEL USPANTAN</text:p>
          </table:table-cell>
          <table:table-cell office:value-type="string" table:style-name="ce4">
            <text:p>CENTRO EDUCATIVO PRIVADO TALITA KUMI</text:p>
          </table:table-cell>
          <table:table-cell office:value-type="string" table:style-name="ce4">
            <text:p>ALDEA CAMPAMAC</text:p>
          </table:table-cell>
          <table:table-cell office:value-type="float" office:value="79515610" table:style-name="ce4">
            <text:p>79515610</text:p>
          </table:table-cell>
          <table:table-cell office:value-type="string" table:style-name="ce4">
            <text:p>SILVERIO CHOC TOC</text:p>
          </table:table-cell>
          <table:table-cell office:value-type="string" table:style-name="ce4">
            <text:p>PABLO LÓPEZ RAYMUN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5-0251-46</text:p>
          </table:table-cell>
          <table:table-cell office:value-type="string" table:style-name="ce3">
            <text:p>14-04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MIGUEL USPANTAN</text:p>
          </table:table-cell>
          <table:table-cell office:value-type="string" table:style-name="ce3">
            <text:p>CENTRO EDUCATIVO PRIVADO TALITA KUMI</text:p>
          </table:table-cell>
          <table:table-cell office:value-type="string" table:style-name="ce3">
            <text:p>ALDEA CAMPAMAC</text:p>
          </table:table-cell>
          <table:table-cell office:value-type="float" office:value="79515610" table:style-name="ce3">
            <text:p>79515610</text:p>
          </table:table-cell>
          <table:table-cell office:value-type="string" table:style-name="ce3">
            <text:p>SILVERIO CHOC TOC</text:p>
          </table:table-cell>
          <table:table-cell office:value-type="string" table:style-name="ce3">
            <text:p>PABLO LÓPEZ RAYMUN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5-4573-46</text:p>
          </table:table-cell>
          <table:table-cell office:value-type="string" table:style-name="ce4">
            <text:p>14-023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MIGUEL USPANTAN</text:p>
          </table:table-cell>
          <table:table-cell office:value-type="string" table:style-name="ce4">
            <text:p>INSTITUTO TECNICO MAYA EN RECURSOS NATURALES</text:p>
          </table:table-cell>
          <table:table-cell office:value-type="string" table:style-name="ce4">
            <text:p>6A. AVENIDA Y 4A. CALLE ESQUINA ZONA 1</text:p>
          </table:table-cell>
          <table:table-cell office:value-type="float" office:value="41453127" table:style-name="ce4">
            <text:p>41453127</text:p>
          </table:table-cell>
          <table:table-cell office:value-type="string" table:style-name="ce4">
            <text:p>HEIDY ENID IVONNE FIGUEROA PEREZ DE NORIEGA</text:p>
          </table:table-cell>
          <table:table-cell office:value-type="string" table:style-name="ce4">
            <text:p>WILMA ELIZABETH CAAL CA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5-5319-46</text:p>
          </table:table-cell>
          <table:table-cell office:value-type="string" table:style-name="ce3">
            <text:p>14-024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MIGUEL USPANTAN</text:p>
          </table:table-cell>
          <table:table-cell office:value-type="string" table:style-name="ce3">
            <text:p>COLEGIO EVANGELICO METODISTA MARANATHA</text:p>
          </table:table-cell>
          <table:table-cell office:value-type="string" table:style-name="ce3">
            <text:p>4A. AVENIDA Y 7A. CALLE ZONA 1</text:p>
          </table:table-cell>
          <table:table-cell office:value-type="float" office:value="79518432" table:style-name="ce3">
            <text:p>79518432</text:p>
          </table:table-cell>
          <table:table-cell office:value-type="string" table:style-name="ce3">
            <text:p>HEIDY ENID IVONNE FIGUEROA PEREZ DE NORIEGA</text:p>
          </table:table-cell>
          <table:table-cell office:value-type="string" table:style-name="ce3">
            <text:p>RONY GAMALIEL RODAS GARCÍ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15-5412-46</text:p>
          </table:table-cell>
          <table:table-cell office:value-type="string" table:style-name="ce4">
            <text:p>14-024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N MIGUEL USPANTAN</text:p>
          </table:table-cell>
          <table:table-cell office:value-type="string" table:style-name="ce4">
            <text:p>INSTITUTO MUNICIPAL DE MAGISTERIO BILINGUE INTERCULTURAL USPANTEKO</text:p>
          </table:table-cell>
          <table:table-cell office:value-type="string" table:style-name="ce4">
            <text:p>4A. AVENIDA 3-36 ZONA 2</text:p>
          </table:table-cell>
          <table:table-cell office:value-type="float" office:value="77917069" table:style-name="ce4">
            <text:p>77917069</text:p>
          </table:table-cell>
          <table:table-cell office:value-type="string" table:style-name="ce4">
            <text:p>HEIDY ENID IVONNE FIGUEROA PEREZ DE NORIEGA</text:p>
          </table:table-cell>
          <table:table-cell office:value-type="string" table:style-name="ce4">
            <text:p>ELIAS ITZEP PATZA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MUNICIP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15-6099-46</text:p>
          </table:table-cell>
          <table:table-cell office:value-type="string" table:style-name="ce3">
            <text:p>14-023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N MIGUEL USPANTAN</text:p>
          </table:table-cell>
          <table:table-cell office:value-type="string" table:style-name="ce3">
            <text:p>INSTITUTO TECNOLOGICO DE ESTUDIOS AVANZADOS USPANTAN</text:p>
          </table:table-cell>
          <table:table-cell office:value-type="string" table:style-name="ce3">
            <text:p>CABECERA MUNICIPAL</text:p>
          </table:table-cell>
          <table:table-cell office:value-type="float" office:value="45054092" table:style-name="ce3">
            <text:p>45054092</text:p>
          </table:table-cell>
          <table:table-cell office:value-type="string" table:style-name="ce3">
            <text:p>HEIDY ENID IVONNE FIGUEROA PEREZ DE NORIEGA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6-0093-46</text:p>
          </table:table-cell>
          <table:table-cell office:value-type="string" table:style-name="ce4">
            <text:p>14-02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CAPULAS</text:p>
          </table:table-cell>
          <table:table-cell office:value-type="string" table:style-name="ce4">
            <text:p>INSTITUTO MUNICIPAL DE SACAPULAS -IMSAC-</text:p>
          </table:table-cell>
          <table:table-cell office:value-type="string" table:style-name="ce4">
            <text:p>CASERÍO CHUPACAY</text:p>
          </table:table-cell>
          <table:table-cell office:value-type="float" office:value="58808845" table:style-name="ce4">
            <text:p>58808845</text:p>
          </table:table-cell>
          <table:table-cell office:value-type="string" table:style-name="ce4">
            <text:p>MIGUEL LEON MEJIA</text:p>
          </table:table-cell>
          <table:table-cell office:value-type="string" table:style-name="ce4">
            <text:p>JOSÉ PÉREZ ALVARAD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6-5259-46</text:p>
          </table:table-cell>
          <table:table-cell office:value-type="string" table:style-name="ce3">
            <text:p>14-040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SACAPULAS</text:p>
          </table:table-cell>
          <table:table-cell office:value-type="string" table:style-name="ce3">
            <text:p>LICEO SACAPULAS</text:p>
          </table:table-cell>
          <table:table-cell office:value-type="string" table:style-name="ce3">
            <text:p>CASERÍO CHUPACAY</text:p>
          </table:table-cell>
          <table:table-cell office:value-type="float" office:value="30166504" table:style-name="ce3">
            <text:p>30166504</text:p>
          </table:table-cell>
          <table:table-cell office:value-type="string" table:style-name="ce3">
            <text:p>JAVIER LUX CHIVALAN</text:p>
          </table:table-cell>
          <table:table-cell office:value-type="string" table:style-name="ce3">
            <text:p>MATÍAS HERIBERTO GÓMEZ ULUÁ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6-5260-46</text:p>
          </table:table-cell>
          <table:table-cell office:value-type="string" table:style-name="ce4">
            <text:p>14-02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SACAPULAS</text:p>
          </table:table-cell>
          <table:table-cell office:value-type="string" table:style-name="ce4">
            <text:p>COLEGIO PRIVADO MIXTO BILINGUE TUJAAL</text:p>
          </table:table-cell>
          <table:table-cell office:value-type="string" table:style-name="ce4">
            <text:p>BARRIO SAN SEBASTIAN</text:p>
          </table:table-cell>
          <table:table-cell office:value-type="float" office:value="40217500" table:style-name="ce4">
            <text:p>40217500</text:p>
          </table:table-cell>
          <table:table-cell office:value-type="string" table:style-name="ce4">
            <text:p>MIGUEL LEON MEJIA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8-0004-46</text:p>
          </table:table-cell>
          <table:table-cell office:value-type="string" table:style-name="ce3">
            <text:p>14-029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ANILLA</text:p>
          </table:table-cell>
          <table:table-cell office:value-type="string" table:style-name="ce3">
            <text:p>CENTRO EDUCATIVO PLURICULTURAL</text:p>
          </table:table-cell>
          <table:table-cell office:value-type="string" table:style-name="ce3">
            <text:p>4TA CALLE 3-25 ZONA 4</text:p>
          </table:table-cell>
          <table:table-cell office:value-type="float" office:value="56299833" table:style-name="ce3">
            <text:p>56299833</text:p>
          </table:table-cell>
          <table:table-cell office:value-type="string" table:style-name="ce3">
            <text:p>FRANCISCO VICENTE ICHOP</text:p>
          </table:table-cell>
          <table:table-cell office:value-type="string" table:style-name="ce3">
            <text:p>EDY JOSELO MARTINEZ ASPUAC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8-0032-46</text:p>
          </table:table-cell>
          <table:table-cell office:value-type="string" table:style-name="ce4">
            <text:p>14-029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ANILLA</text:p>
          </table:table-cell>
          <table:table-cell office:value-type="string" table:style-name="ce4">
            <text:p>INSTITUTO PRIVADO DE EDUCACIÓN DIVERSIFICADO "ADONAI"</text:p>
          </table:table-cell>
          <table:table-cell office:value-type="string" table:style-name="ce4">
            <text:p>CANILLÁ</text:p>
          </table:table-cell>
          <table:table-cell office:value-type="float" office:value="30318848" table:style-name="ce4">
            <text:p>30318848</text:p>
          </table:table-cell>
          <table:table-cell office:value-type="string" table:style-name="ce4">
            <text:p>FRANCISCO VICENTE ICHOP</text:p>
          </table:table-cell>
          <table:table-cell office:value-type="string" table:style-name="ce4">
            <text:p>GREGORY MARK WALTO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CERRADA TEMPORALMENTE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8-0038-46</text:p>
          </table:table-cell>
          <table:table-cell office:value-type="string" table:style-name="ce3">
            <text:p>14-037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ANILLA</text:p>
          </table:table-cell>
          <table:table-cell office:value-type="string" table:style-name="ce3">
            <text:p>CENTRO DE EDUCACIÓN EXTRAESCOLAR -CEEX-</text:p>
          </table:table-cell>
          <table:table-cell office:value-type="string" table:style-name="ce3">
            <text:p>1A. AV. 5-31 ZONA 3</text:p>
          </table:table-cell>
          <table:table-cell office:value-type="float" office:value="45680836" table:style-name="ce3">
            <text:p>45680836</text:p>
          </table:table-cell>
          <table:table-cell office:value-type="string" table:style-name="ce3">
            <text:p>GREGORIO LOL HERNANDEZ</text:p>
          </table:table-cell>
          <table:table-cell office:value-type="string" table:style-name="ce3">
            <text:p>ELIEZER UZIAS RODRÍGUEZ SIC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8-5508-46</text:p>
          </table:table-cell>
          <table:table-cell office:value-type="string" table:style-name="ce4">
            <text:p>14-029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ANILLA</text:p>
          </table:table-cell>
          <table:table-cell office:value-type="string" table:style-name="ce4">
            <text:p>'INSTITUTO MUNICIPAL DE MAGISTERIO INTERCULTURAL'</text:p>
          </table:table-cell>
          <table:table-cell office:value-type="string" table:style-name="ce4">
            <text:p>1A. AVENIDA 5-31 ZONA 3, CANILLA</text:p>
          </table:table-cell>
          <table:table-cell office:value-type="float" office:value="49870911" table:style-name="ce4">
            <text:p>49870911</text:p>
          </table:table-cell>
          <table:table-cell office:value-type="string" table:style-name="ce4">
            <text:p>FRANCISCO VICENTE ICHOP</text:p>
          </table:table-cell>
          <table:table-cell office:value-type="string" table:style-name="ce4">
            <text:p>NORMA LETICIA GRAVE ZAPET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MUNICIPAL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9-0055-46</text:p>
          </table:table-cell>
          <table:table-cell office:value-type="string" table:style-name="ce3">
            <text:p>14-050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HICAMAN</text:p>
          </table:table-cell>
          <table:table-cell office:value-type="string" table:style-name="ce3">
            <text:p>INSTITUTO NACIONAL DE EDUCACION DIVERSIFICADA -INED-</text:p>
          </table:table-cell>
          <table:table-cell office:value-type="string" table:style-name="ce3">
            <text:p>BARRIO SAN PEDRO BELEJU, ALDEA BELEJU</text:p>
          </table:table-cell>
          <table:table-cell office:value-type="float" office:value="32233166" table:style-name="ce3">
            <text:p>32233166</text:p>
          </table:table-cell>
          <table:table-cell office:value-type="string" table:style-name="ce3">
            <text:p>JUAN ALFREDO LEM CAJ</text:p>
          </table:table-cell>
          <table:table-cell office:value-type="string" table:style-name="ce3">
            <text:p>MARCO ANTONIO GAMARRO HERNÁND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9-0079-46</text:p>
          </table:table-cell>
          <table:table-cell office:value-type="string" table:style-name="ce4">
            <text:p>14-030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HICAMAN</text:p>
          </table:table-cell>
          <table:table-cell office:value-type="string" table:style-name="ce4">
            <text:p>INSTITUTO TECNOLÓGICO MUNICIPAL DE CHICAMÁN</text:p>
          </table:table-cell>
          <table:table-cell office:value-type="string" table:style-name="ce4">
            <text:p>4A. AVENIDA 1-62 ZONA 1, CHICHICAMÁN</text:p>
          </table:table-cell>
          <table:table-cell office:value-type="float" office:value="30747553" table:style-name="ce4">
            <text:p>30747553</text:p>
          </table:table-cell>
          <table:table-cell office:value-type="string" table:style-name="ce4">
            <text:p>JOSE ALBERTO HERNANDEZ GAMARRO</text:p>
          </table:table-cell>
          <table:table-cell office:value-type="string" table:style-name="ce4">
            <text:p>CÉSAR LEODAN HERNÁNDEZ NORIEG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9-0081-46</text:p>
          </table:table-cell>
          <table:table-cell office:value-type="string" table:style-name="ce3">
            <text:p>14-050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HICAMAN</text:p>
          </table:table-cell>
          <table:table-cell office:value-type="string" table:style-name="ce3">
            <text:p>INSTITUTO MUNICIPAL DE EDUCACIÓN DIVERSIFICADA BELEJÚ</text:p>
          </table:table-cell>
          <table:table-cell office:value-type="string" table:style-name="ce3">
            <text:p>BARRIO SAN SEBASTIÁN, ALDEA BELEJÚ</text:p>
          </table:table-cell>
          <table:table-cell office:value-type="float" office:value="57512304" table:style-name="ce3">
            <text:p>57512304</text:p>
          </table:table-cell>
          <table:table-cell office:value-type="string" table:style-name="ce3">
            <text:p>JUAN ALFREDO LEM CAJ</text:p>
          </table:table-cell>
          <table:table-cell office:value-type="string" table:style-name="ce3">
            <text:p>RICARDO MORÁN VIN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19-0084-46</text:p>
          </table:table-cell>
          <table:table-cell office:value-type="string" table:style-name="ce4">
            <text:p>14-030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HICAMAN</text:p>
          </table:table-cell>
          <table:table-cell office:value-type="string" table:style-name="ce4">
            <text:p>"COLEGIO MIXTO CIENCIA Y DESARROLLO CHICAMÁN"</text:p>
          </table:table-cell>
          <table:table-cell office:value-type="string" table:style-name="ce4">
            <text:p>3A. CALLE 3-30 ZONA 2</text:p>
          </table:table-cell>
          <table:table-cell office:value-type="float" office:value="58878991" table:style-name="ce4">
            <text:p>58878991</text:p>
          </table:table-cell>
          <table:table-cell office:value-type="string" table:style-name="ce4">
            <text:p>JOSE ALBERTO HERNANDEZ GAMARRO</text:p>
          </table:table-cell>
          <table:table-cell office:value-type="string" table:style-name="ce4">
            <text:p>WILSON SOBERANIZ SOT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9-0085-46</text:p>
          </table:table-cell>
          <table:table-cell office:value-type="string" table:style-name="ce3">
            <text:p>14-030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HICAMAN</text:p>
          </table:table-cell>
          <table:table-cell office:value-type="string" table:style-name="ce3">
            <text:p>"COLEGIO MIXTO CIENCIA Y DESARROLLO CHICAMÁN"</text:p>
          </table:table-cell>
          <table:table-cell office:value-type="string" table:style-name="ce3">
            <text:p>3A. CALLE 3-30 ZONA 2</text:p>
          </table:table-cell>
          <table:table-cell office:value-type="float" office:value="58878991" table:style-name="ce3">
            <text:p>58878991</text:p>
          </table:table-cell>
          <table:table-cell office:value-type="string" table:style-name="ce3">
            <text:p>JOSE ALBERTO HERNANDEZ GAMARRO</text:p>
          </table:table-cell>
          <table:table-cell office:value-type="string" table:style-name="ce3">
            <text:p>WILSON SOBERÁNIZ SOT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19-0089-46</text:p>
          </table:table-cell>
          <table:table-cell office:value-type="string" table:style-name="ce4">
            <text:p>14-050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CHICAMAN</text:p>
          </table:table-cell>
          <table:table-cell office:value-type="string" table:style-name="ce4">
            <text:p>COLEGIO MULTILINGÜE INTERCULTURAL TECNOLÓGICO PAJUIL JUAN JOSÉ ARÉVALO BERMEJO "COMITEC-PAJUIL"</text:p>
          </table:table-cell>
          <table:table-cell office:value-type="string" table:style-name="ce4">
            <text:p>ALDEA PAJUIL</text:p>
          </table:table-cell>
          <table:table-cell office:value-type="float" office:value="30305216" table:style-name="ce4">
            <text:p>30305216</text:p>
          </table:table-cell>
          <table:table-cell office:value-type="string" table:style-name="ce4">
            <text:p>JUAN ALFREDO LEM CAJ</text:p>
          </table:table-cell>
          <table:table-cell office:value-type="string" table:style-name="ce4">
            <text:p>CARLOS LEM CA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19-5511-46</text:p>
          </table:table-cell>
          <table:table-cell office:value-type="string" table:style-name="ce3">
            <text:p>14-042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CHICAMAN</text:p>
          </table:table-cell>
          <table:table-cell office:value-type="string" table:style-name="ce3">
            <text:p>INSTITUTO NORMAL MIXTO DIVERSIFICADO POR COOPERATIVA</text:p>
          </table:table-cell>
          <table:table-cell office:value-type="string" table:style-name="ce3">
            <text:p>4A. AV. 1-62 ZONA 1, CHICAMAN</text:p>
          </table:table-cell>
          <table:table-cell office:value-type="float" office:value="77633770" table:style-name="ce3">
            <text:p>77633770</text:p>
          </table:table-cell>
          <table:table-cell office:value-type="string" table:style-name="ce3">
            <text:p>MARTA CELIA VENTURA RAMIRE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0124-46</text:p>
          </table:table-cell>
          <table:table-cell office:value-type="string" table:style-name="ce4">
            <text:p>14-05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INSTITUTO NORMAL MIXTO CIENCIA Y ARTE</text:p>
          </table:table-cell>
          <table:table-cell office:value-type="string" table:style-name="ce4">
            <text:p>ZONA 1 PLAYA GRANDE</text:p>
          </table:table-cell>
          <table:table-cell office:value-type="float" office:value="58908465" table:style-name="ce4">
            <text:p>58908465</text:p>
          </table:table-cell>
          <table:table-cell office:value-type="string" table:style-name="ce4">
            <text:p>TOMÁS SÁNCHEZ GÓMEZ</text:p>
          </table:table-cell>
          <table:table-cell office:value-type="string" table:style-name="ce4">
            <text:p>HECTOR ALFONSO BEB CA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0126-46</text:p>
          </table:table-cell>
          <table:table-cell office:value-type="string" table:style-name="ce3">
            <text:p>14-051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INSTITUTO NORMAL MIXTO CIENCIA Y ARTE</text:p>
          </table:table-cell>
          <table:table-cell office:value-type="string" table:style-name="ce3">
            <text:p>ZONA 1 PLAYA GRANDE</text:p>
          </table:table-cell>
          <table:table-cell office:value-type="float" office:value="58908465" table:style-name="ce3">
            <text:p>58908465</text:p>
          </table:table-cell>
          <table:table-cell office:value-type="string" table:style-name="ce3">
            <text:p>TOMÁS SÁNCHEZ GÓMEZ</text:p>
          </table:table-cell>
          <table:table-cell office:value-type="string" table:style-name="ce3">
            <text:p>HECTOR ALFONSO BEB CAAL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20-0130-46</text:p>
          </table:table-cell>
          <table:table-cell office:value-type="string" table:style-name="ce4">
            <text:p>14-033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CENTRO EDUCATIVO ASOCIACION DE MAESTRO DE EDUCACION RURAL DE GUATEMALA AMERG-IXCAN</text:p>
          </table:table-cell>
          <table:table-cell office:value-type="string" table:style-name="ce4">
            <text:p>ZONA 1, PLAYA GRANDE</text:p>
          </table:table-cell>
          <table:table-cell office:value-type="float" office:value="58747049" table:style-name="ce4">
            <text:p>58747049</text:p>
          </table:table-cell>
          <table:table-cell office:value-type="string" table:style-name="ce4">
            <text:p>APOLONIO GONZALEZ</text:p>
          </table:table-cell>
          <table:table-cell office:value-type="string" table:style-name="ce4">
            <text:p>MAURICIO YAT LUC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0134-46</text:p>
          </table:table-cell>
          <table:table-cell office:value-type="string" table:style-name="ce3">
            <text:p>14-034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INSTITUTO MIXTO DIVERSIFICADO POR COOPERATIVA WATAN</text:p>
          </table:table-cell>
          <table:table-cell office:value-type="string" table:style-name="ce3">
            <text:p>COMUNIDAD VICTORIA 20 DE ENERO</text:p>
          </table:table-cell>
          <table:table-cell office:value-type="float" office:value="46973821" table:style-name="ce3">
            <text:p>46973821</text:p>
          </table:table-cell>
          <table:table-cell office:value-type="string" table:style-name="ce3">
            <text:p>ANTONIO CALIXTO IXCOTAYAC LUX</text:p>
          </table:table-cell>
          <table:table-cell office:value-type="string" table:style-name="ce3">
            <text:p>LUZ PEREZ PAI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0135-46</text:p>
          </table:table-cell>
          <table:table-cell office:value-type="string" table:style-name="ce4">
            <text:p>14-034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COLEGIO PRE UNIVERSITARIO INTERCULTURAL -COTPI-</text:p>
          </table:table-cell>
          <table:table-cell office:value-type="string" table:style-name="ce4">
            <text:p>ALDEA LOS ÁNGELES</text:p>
          </table:table-cell>
          <table:table-cell office:value-type="float" office:value="48463453" table:style-name="ce4">
            <text:p>48463453</text:p>
          </table:table-cell>
          <table:table-cell office:value-type="string" table:style-name="ce4">
            <text:p>ANTONIO CALIXTO IXCOTAYAC LUX</text:p>
          </table:table-cell>
          <table:table-cell office:value-type="string" table:style-name="ce4">
            <text:p>MAUDILIO HIGINIO PASCUAL FRANCISC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0140-46</text:p>
          </table:table-cell>
          <table:table-cell office:value-type="string" table:style-name="ce3">
            <text:p>14-052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INSTITUTO MIXTO DIVERSIFICADO POR COOPERATIVA</text:p>
          </table:table-cell>
          <table:table-cell office:value-type="string" table:style-name="ce3">
            <text:p>COMUNIDAD PRIMAVERA DEL IXCÁN</text:p>
          </table:table-cell>
          <table:table-cell office:value-type="float" office:value="45660972" table:style-name="ce3">
            <text:p>45660972</text:p>
          </table:table-cell>
          <table:table-cell office:value-type="string" table:style-name="ce3">
            <text:p>AMBROCIO PASTOR CAAL</text:p>
          </table:table-cell>
          <table:table-cell office:value-type="string" table:style-name="ce3">
            <text:p>GENARO FABIAN GREGORI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0141-46</text:p>
          </table:table-cell>
          <table:table-cell office:value-type="string" table:style-name="ce4">
            <text:p>14-052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COLEGIO MIXTO OXLAJU B AQTUN</text:p>
          </table:table-cell>
          <table:table-cell office:value-type="string" table:style-name="ce4">
            <text:p>ALDEA SAN JUAN CHACTELA</text:p>
          </table:table-cell>
          <table:table-cell office:value-type="float" office:value="57891607" table:style-name="ce4">
            <text:p>57891607</text:p>
          </table:table-cell>
          <table:table-cell office:value-type="string" table:style-name="ce4">
            <text:p>AMBROCIO PASTOR CAAL</text:p>
          </table:table-cell>
          <table:table-cell office:value-type="string" table:style-name="ce4">
            <text:p>PEM. ANDRES QUIP CHAMÁN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0142-46</text:p>
          </table:table-cell>
          <table:table-cell office:value-type="string" table:style-name="ce3">
            <text:p>14-033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INSTITUTO TÉCNICO DIVERSIFICADO ASOCIATIVA "AJ YICHKAN"</text:p>
          </table:table-cell>
          <table:table-cell office:value-type="string" table:style-name="ce3">
            <text:p>ZONA 1, PLAYA GRANDE</text:p>
          </table:table-cell>
          <table:table-cell office:value-type="float" office:value="30340666" table:style-name="ce3">
            <text:p>30340666</text:p>
          </table:table-cell>
          <table:table-cell office:value-type="string" table:style-name="ce3">
            <text:p>APOLONIO GONZALEZ</text:p>
          </table:table-cell>
          <table:table-cell office:value-type="string" table:style-name="ce3">
            <text:p>MARCOS PEREZ GÓM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0143-46</text:p>
          </table:table-cell>
          <table:table-cell office:value-type="string" table:style-name="ce4">
            <text:p>14-05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LICEO TECNOLÓGICO DOCTOR JUAN JOSÉ ARÉVALO BERMEJO</text:p>
          </table:table-cell>
          <table:table-cell office:value-type="string" table:style-name="ce4">
            <text:p>2A. AV. Y 3A. CALLE ZONA 1</text:p>
          </table:table-cell>
          <table:table-cell office:value-type="float" office:value="46613387" table:style-name="ce4">
            <text:p>46613387</text:p>
          </table:table-cell>
          <table:table-cell office:value-type="string" table:style-name="ce4">
            <text:p>TOMÁS SÁNCHEZ GÓMEZ</text:p>
          </table:table-cell>
          <table:table-cell office:value-type="string" table:style-name="ce4">
            <text:p>NELSON ALFONSO CHOC SAM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0145-46</text:p>
          </table:table-cell>
          <table:table-cell office:value-type="string" table:style-name="ce3">
            <text:p>14-034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COLEGIO DIVERSIFICADO MAYALAND</text:p>
          </table:table-cell>
          <table:table-cell office:value-type="string" table:style-name="ce3">
            <text:p>ALDEA MAYALÁN</text:p>
          </table:table-cell>
          <table:table-cell office:value-type="float" office:value="40909816" table:style-name="ce3">
            <text:p>40909816</text:p>
          </table:table-cell>
          <table:table-cell office:value-type="string" table:style-name="ce3">
            <text:p>ANTONIO CALIXTO IXCOTAYAC LUX</text:p>
          </table:table-cell>
          <table:table-cell office:value-type="string" table:style-name="ce3">
            <text:p>CAMILO RAMÍREZ MATÍAS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20-0147-46</text:p>
          </table:table-cell>
          <table:table-cell office:value-type="string" table:style-name="ce4">
            <text:p>14-034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ESCUELA NORMAL BILINGÜE INTERCULTURAL MAYAB´ TIJOB´AL OXLAJUJ TZÍ´</text:p>
          </table:table-cell>
          <table:table-cell office:value-type="string" table:style-name="ce4">
            <text:p>PARCELAMIENTO XALBAL</text:p>
          </table:table-cell>
          <table:table-cell office:value-type="float" office:value="48617091" table:style-name="ce4">
            <text:p>48617091</text:p>
          </table:table-cell>
          <table:table-cell office:value-type="string" table:style-name="ce4">
            <text:p>ANTONIO CALIXTO IXCOTAYAC LUX</text:p>
          </table:table-cell>
          <table:table-cell office:value-type="string" table:style-name="ce4">
            <text:p>PASCUAL JUAN RAMÍ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OFICIAL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0148-46</text:p>
          </table:table-cell>
          <table:table-cell office:value-type="string" table:style-name="ce3">
            <text:p>14-032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COLEGIO MIXTO OXLAJUJ B´AQTUN</text:p>
          </table:table-cell>
          <table:table-cell office:value-type="string" table:style-name="ce3">
            <text:p>ALDEA EL PRADO</text:p>
          </table:table-cell>
          <table:table-cell office:value-type="float" office:value="57891607" table:style-name="ce3">
            <text:p>57891607</text:p>
          </table:table-cell>
          <table:table-cell office:value-type="string" table:style-name="ce3">
            <text:p>LUCAS IQUI CAHUEC</text:p>
          </table:table-cell>
          <table:table-cell office:value-type="string" table:style-name="ce3">
            <text:p>ELSA HERLINDA ESQUIVEL VÁSQU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0150-46</text:p>
          </table:table-cell>
          <table:table-cell office:value-type="string" table:style-name="ce4">
            <text:p>14-05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COLEGIO AMERICANO MAYA QUICHE</text:p>
          </table:table-cell>
          <table:table-cell office:value-type="string" table:style-name="ce4">
            <text:p>LOTE 08 COLONIA BUENA VISTA ENTRADA A SAN FRANCISCO</text:p>
          </table:table-cell>
          <table:table-cell office:value-type="float" office:value="77557616" table:style-name="ce4">
            <text:p>77557616</text:p>
          </table:table-cell>
          <table:table-cell office:value-type="string" table:style-name="ce4">
            <text:p>TOMÁS SÁNCHEZ GÓMEZ</text:p>
          </table:table-cell>
          <table:table-cell office:value-type="string" table:style-name="ce4">
            <text:p>MAYLING PATRICIA PINEDA URIZAR DE ARGUET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0152-46</text:p>
          </table:table-cell>
          <table:table-cell office:value-type="string" table:style-name="ce3">
            <text:p>14-051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INSTITUTO NORMAL MIXTO CIENCIA Y ARTE</text:p>
          </table:table-cell>
          <table:table-cell office:value-type="string" table:style-name="ce3">
            <text:p>ZONA 1 PLAYA GRANDE</text:p>
          </table:table-cell>
          <table:table-cell office:value-type="float" office:value="30881719" table:style-name="ce3">
            <text:p>30881719</text:p>
          </table:table-cell>
          <table:table-cell office:value-type="string" table:style-name="ce3">
            <text:p>TOMÁS SÁNCHEZ GÓMEZ</text:p>
          </table:table-cell>
          <table:table-cell office:value-type="string" table:style-name="ce3">
            <text:p>LUCIANO CAAL YAT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0153-46</text:p>
          </table:table-cell>
          <table:table-cell office:value-type="string" table:style-name="ce4">
            <text:p>14-034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COLEGIO EVANGÉLICO MIXTO "EL EDÉN"</text:p>
          </table:table-cell>
          <table:table-cell office:value-type="string" table:style-name="ce4">
            <text:p>ALDEA VALLE DE CANDELARIA NO. 1</text:p>
          </table:table-cell>
          <table:table-cell office:value-type="float" office:value="59078151" table:style-name="ce4">
            <text:p>59078151</text:p>
          </table:table-cell>
          <table:table-cell office:value-type="string" table:style-name="ce4">
            <text:p>ANTONIO CALIXTO IXCOTAYAC LUX</text:p>
          </table:table-cell>
          <table:table-cell office:value-type="string" table:style-name="ce4">
            <text:p>RUBILINA LEIVA MAZARIEGOS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20-0154-46</text:p>
          </table:table-cell>
          <table:table-cell office:value-type="string" table:style-name="ce3">
            <text:p>14-033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"LICEO TECNOLÓGICO DOCTOR JUAN JOSÉ ARÉVALO BERMEJO"</text:p>
          </table:table-cell>
          <table:table-cell office:value-type="string" table:style-name="ce3">
            <text:p>2A. AVENIDA Y 3RA. CALLE, ZONA 1</text:p>
          </table:table-cell>
          <table:table-cell office:value-type="float" office:value="46613387" table:style-name="ce3">
            <text:p>46613387</text:p>
          </table:table-cell>
          <table:table-cell office:value-type="string" table:style-name="ce3">
            <text:p>APOLONIO GONZALEZ</text:p>
          </table:table-cell>
          <table:table-cell office:value-type="string" table:style-name="ce3">
            <text:p>NELSON ALFONSO CHOC SAM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0156-46</text:p>
          </table:table-cell>
          <table:table-cell office:value-type="string" table:style-name="ce4">
            <text:p>14-033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INSTITUTO TÉCNICO DIVERSIFICADO ASOCIATIVA AJ YICHKAN</text:p>
          </table:table-cell>
          <table:table-cell office:value-type="string" table:style-name="ce4">
            <text:p>ZONA 1 PLAYA GRANDE</text:p>
          </table:table-cell>
          <table:table-cell office:value-type="float" office:value="30340666" table:style-name="ce4">
            <text:p>30340666</text:p>
          </table:table-cell>
          <table:table-cell office:value-type="string" table:style-name="ce4">
            <text:p>APOLONIO GONZALEZ</text:p>
          </table:table-cell>
          <table:table-cell office:value-type="string" table:style-name="ce4">
            <text:p>MARCOS GÓMEZ PÉR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0157-46</text:p>
          </table:table-cell>
          <table:table-cell office:value-type="string" table:style-name="ce3">
            <text:p>14-032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COLEGIO MIXTO "JOSÉ MARÍA"</text:p>
          </table:table-cell>
          <table:table-cell office:value-type="string" table:style-name="ce3">
            <text:p>ALDEA LAS ROSAS</text:p>
          </table:table-cell>
          <table:table-cell office:value-type="float" office:value="30938392" table:style-name="ce3">
            <text:p>30938392</text:p>
          </table:table-cell>
          <table:table-cell office:value-type="string" table:style-name="ce3">
            <text:p>LUCAS IQUI CAHUEC</text:p>
          </table:table-cell>
          <table:table-cell office:value-type="string" table:style-name="ce3">
            <text:p>JERONIMO COC JUA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0158-46</text:p>
          </table:table-cell>
          <table:table-cell office:value-type="string" table:style-name="ce4">
            <text:p>14-034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COLEGIO MIXTO OXLAJU B'AQTUN</text:p>
          </table:table-cell>
          <table:table-cell office:value-type="string" table:style-name="ce4">
            <text:p>ALDEA CUARTO PUEBLO</text:p>
          </table:table-cell>
          <table:table-cell office:value-type="float" office:value="57891607" table:style-name="ce4">
            <text:p>57891607</text:p>
          </table:table-cell>
          <table:table-cell office:value-type="string" table:style-name="ce4">
            <text:p>ANTONIO CALIXTO IXCOTAYAC LUX</text:p>
          </table:table-cell>
          <table:table-cell office:value-type="string" table:style-name="ce4">
            <text:p>HERMEGILDO MATIAS BAUTIST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0161-46</text:p>
          </table:table-cell>
          <table:table-cell office:value-type="string" table:style-name="ce3">
            <text:p>14-032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LICEO MIXTO DEL NORTE</text:p>
          </table:table-cell>
          <table:table-cell office:value-type="string" table:style-name="ce3">
            <text:p>ALDEA LAS ROSAS</text:p>
          </table:table-cell>
          <table:table-cell office:value-type="float" office:value="30938392" table:style-name="ce3">
            <text:p>30938392</text:p>
          </table:table-cell>
          <table:table-cell office:value-type="string" table:style-name="ce3">
            <text:p>LUCAS IQUI CAHUEC</text:p>
          </table:table-cell>
          <table:table-cell office:value-type="string" table:style-name="ce3">
            <text:p>JERONIMO COC JUARE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0162-46</text:p>
          </table:table-cell>
          <table:table-cell office:value-type="string" table:style-name="ce4">
            <text:p>14-034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INSTITUTO DIVERSIFICADO MAYA PADRE GUILLERMO WOODS</text:p>
          </table:table-cell>
          <table:table-cell office:value-type="string" table:style-name="ce4">
            <text:p>PARCELAMIENTO PUEBLO NUEVO</text:p>
          </table:table-cell>
          <table:table-cell office:value-type="float" office:value="30007257" table:style-name="ce4">
            <text:p>30007257</text:p>
          </table:table-cell>
          <table:table-cell office:value-type="string" table:style-name="ce4">
            <text:p>ANTONIO CALIXTO IXCOTAYAC LUX</text:p>
          </table:table-cell>
          <table:table-cell office:value-type="string" table:style-name="ce4">
            <text:p>SIXTO LUCAS LÓPE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5058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COLEGIO AMERICANO MAYA QUICHE</text:p>
          </table:table-cell>
          <table:table-cell office:value-type="string" table:style-name="ce3">
            <text:p>PLAYA GRANDE IXCAN</text:p>
          </table:table-cell>
          <table:table-cell office:value-type="float" office:value="52053380" table:style-name="ce3">
            <text:p>52053380</text:p>
          </table:table-cell>
          <table:table-cell office:value-type="string" table:style-name="ce3">
            <text:p>GONZALO VENTURA LU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CERRADA TEMPORALMENTE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5525-46</text:p>
          </table:table-cell>
          <table:table-cell office:value-type="string" table:style-name="ce4">
            <text:p>14-05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COLEGIO AMERICANO MAYA QUICHE</text:p>
          </table:table-cell>
          <table:table-cell office:value-type="string" table:style-name="ce4">
            <text:p>ZONA 1 PLAYA GRANDE</text:p>
          </table:table-cell>
          <table:table-cell office:value-type="float" office:value="77557616" table:style-name="ce4">
            <text:p>77557616</text:p>
          </table:table-cell>
          <table:table-cell office:value-type="string" table:style-name="ce4">
            <text:p>TOMÁS SÁNCHEZ GÓME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5526-46</text:p>
          </table:table-cell>
          <table:table-cell office:value-type="string" table:style-name="ce3">
            <text:p>14-051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COLEGIO AMERICANO MAYA QUICHE</text:p>
          </table:table-cell>
          <table:table-cell office:value-type="string" table:style-name="ce3">
            <text:p>ZONA 1 PLAYA GRANDE</text:p>
          </table:table-cell>
          <table:table-cell office:value-type="float" office:value="77557616" table:style-name="ce3">
            <text:p>77557616</text:p>
          </table:table-cell>
          <table:table-cell office:value-type="string" table:style-name="ce3">
            <text:p>TOMÁS SÁNCHEZ GÓMEZ</text:p>
          </table:table-cell>
          <table:table-cell office:value-type="string" table:style-name="ce3">
            <text:p>MAYLING PATRICIA PINEDA URIZAR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5530-46</text:p>
          </table:table-cell>
          <table:table-cell office:value-type="string" table:style-name="ce4">
            <text:p>14-034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INSTITUTO DIVERSIFICADO MAYA PADRE GUILLERMO WOODS</text:p>
          </table:table-cell>
          <table:table-cell office:value-type="string" table:style-name="ce4">
            <text:p>PARCELAMIENTO PUEBLO NUEVO</text:p>
          </table:table-cell>
          <table:table-cell office:value-type="float" office:value="30007257" table:style-name="ce4">
            <text:p>30007257</text:p>
          </table:table-cell>
          <table:table-cell office:value-type="string" table:style-name="ce4">
            <text:p>ANTONIO CALIXTO IXCOTAYAC LUX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5707-46</text:p>
          </table:table-cell>
          <table:table-cell office:value-type="string" table:style-name="ce3">
            <text:p>14-051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INSTITUTO NORMAL MIXTO CIENCIA Y ARTE</text:p>
          </table:table-cell>
          <table:table-cell office:value-type="string" table:style-name="ce3">
            <text:p>ZONA 1 PLAYA GRANDE</text:p>
          </table:table-cell>
          <table:table-cell office:value-type="float" office:value="58908465" table:style-name="ce3">
            <text:p>58908465</text:p>
          </table:table-cell>
          <table:table-cell office:value-type="string" table:style-name="ce3">
            <text:p>TOMÁS SÁNCHEZ GÓMEZ</text:p>
          </table:table-cell>
          <table:table-cell office:value-type="string" table:style-name="ce3">
            <text:p>LUCIANO CAAL YAT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20-5709-46</text:p>
          </table:table-cell>
          <table:table-cell office:value-type="string" table:style-name="ce4">
            <text:p>14-036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INSTITUTO DE EDUCACION A DISTANCIA "LA ESCUELA EN SU CASA"</text:p>
          </table:table-cell>
          <table:table-cell office:value-type="string" table:style-name="ce4">
            <text:p>3A. AVENIDA Y 3A. CALLE ZONA 1, EDIFICIO EL PEREGRINO</text:p>
          </table:table-cell>
          <table:table-cell office:value-type="float" office:value="54606010" table:style-name="ce4">
            <text:p>54606010</text:p>
          </table:table-cell>
          <table:table-cell office:value-type="string" table:style-name="ce4">
            <text:p>GONZALO VENTURA LUX</text:p>
          </table:table-cell>
          <table:table-cell office:value-type="string" table:style-name="ce4">
            <text:p>FRANCISCO SICAL SICAL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20-5717-46</text:p>
          </table:table-cell>
          <table:table-cell office:value-type="string" table:style-name="ce3">
            <text:p>14-034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ESCUELA NORMAL BILINGUE INTERCULTURAL MAYAB TIJOB AL OXLAJUJ TZ I</text:p>
          </table:table-cell>
          <table:table-cell office:value-type="string" table:style-name="ce3">
            <text:p>PARCELAMIENTO XALBAL</text:p>
          </table:table-cell>
          <table:table-cell table:style-name="ce3"/>
          <table:table-cell office:value-type="string" table:style-name="ce3">
            <text:p>ANTONIO CALIXTO IXCOTAYAC LUX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OFICIAL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5813-46</text:p>
          </table:table-cell>
          <table:table-cell office:value-type="string" table:style-name="ce4">
            <text:p>14-033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INSTITUTO TECNICO DIVERSIFICADO ASOCIATIVA AJ YICHKAN</text:p>
          </table:table-cell>
          <table:table-cell office:value-type="string" table:style-name="ce4">
            <text:p>ZONA 1 PLAYA GRANDE</text:p>
          </table:table-cell>
          <table:table-cell office:value-type="float" office:value="30340666" table:style-name="ce4">
            <text:p>30340666</text:p>
          </table:table-cell>
          <table:table-cell office:value-type="string" table:style-name="ce4">
            <text:p>APOLONIO GONZALE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BI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20-5814-46</text:p>
          </table:table-cell>
          <table:table-cell office:value-type="string" table:style-name="ce3">
            <text:p>14-051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LICEO TECNOLOGICO DOCTOR JUAN JOSE AREVALO BERMEJO</text:p>
          </table:table-cell>
          <table:table-cell office:value-type="string" table:style-name="ce3">
            <text:p>2A. AVENIDA Y 3A. CALLE ZONA 1 2O. NIVEL EDIFICIO LA SELVA DE PLAYA GRANDE</text:p>
          </table:table-cell>
          <table:table-cell office:value-type="float" office:value="46613387" table:style-name="ce3">
            <text:p>46613387</text:p>
          </table:table-cell>
          <table:table-cell office:value-type="string" table:style-name="ce3">
            <text:p>TOMÁS SÁNCHEZ GÓMEZ</text:p>
          </table:table-cell>
          <table:table-cell office:value-type="string" table:style-name="ce3">
            <text:p>NELSON ALFONSO CHOC SAM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5872-46</text:p>
          </table:table-cell>
          <table:table-cell office:value-type="string" table:style-name="ce4">
            <text:p>14-05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LICEO AMERICANO MUNDO MAYA</text:p>
          </table:table-cell>
          <table:table-cell office:value-type="string" table:style-name="ce4">
            <text:p>ZONA 1 PLAYA GRANDE</text:p>
          </table:table-cell>
          <table:table-cell office:value-type="float" office:value="77557616" table:style-name="ce4">
            <text:p>77557616</text:p>
          </table:table-cell>
          <table:table-cell office:value-type="string" table:style-name="ce4">
            <text:p>TOMÁS SÁNCHEZ GÓME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0-5873-46</text:p>
          </table:table-cell>
          <table:table-cell office:value-type="string" table:style-name="ce3">
            <text:p>14-051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LICEO AMERICANO MUNDO MAYA</text:p>
          </table:table-cell>
          <table:table-cell office:value-type="string" table:style-name="ce3">
            <text:p>ZONA 1 PLAYA GRANDE</text:p>
          </table:table-cell>
          <table:table-cell office:value-type="float" office:value="77557616" table:style-name="ce3">
            <text:p>77557616</text:p>
          </table:table-cell>
          <table:table-cell office:value-type="string" table:style-name="ce3">
            <text:p>TOMÁS SÁNCHEZ GÓME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5876-46</text:p>
          </table:table-cell>
          <table:table-cell office:value-type="string" table:style-name="ce4">
            <text:p>14-05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INSTITUTO PRIVADO MIXTO DE DIVERSIFICADO KAIBIL BALAM</text:p>
          </table:table-cell>
          <table:table-cell office:value-type="string" table:style-name="ce4">
            <text:p>PARCELAMIENTO KAIBIL BALAM</text:p>
          </table:table-cell>
          <table:table-cell office:value-type="float" office:value="49551083" table:style-name="ce4">
            <text:p>49551083</text:p>
          </table:table-cell>
          <table:table-cell office:value-type="string" table:style-name="ce4">
            <text:p>TOMÁS SÁNCHEZ GÓME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20-5881-46</text:p>
          </table:table-cell>
          <table:table-cell office:value-type="string" table:style-name="ce3">
            <text:p>14-051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IXCAN</text:p>
          </table:table-cell>
          <table:table-cell office:value-type="string" table:style-name="ce3">
            <text:p>INSTITUTO MIXTO DIVERSIFICADO POR COOPERATIVA DE ENSEÑANZA</text:p>
          </table:table-cell>
          <table:table-cell office:value-type="string" table:style-name="ce3">
            <text:p>ZONA 1 PLAYA GRANDE</text:p>
          </table:table-cell>
          <table:table-cell office:value-type="float" office:value="53681098" table:style-name="ce3">
            <text:p>53681098</text:p>
          </table:table-cell>
          <table:table-cell office:value-type="string" table:style-name="ce3">
            <text:p>TOMÁS SÁNCHEZ GÓMEZ</text:p>
          </table:table-cell>
          <table:table-cell office:value-type="string" table:style-name="ce3">
            <text:p>HUGO ADALBERTO FERNÁNDEZ DELGAD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 NORTE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0-5966-46</text:p>
          </table:table-cell>
          <table:table-cell office:value-type="string" table:style-name="ce4">
            <text:p>14-051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IXCAN</text:p>
          </table:table-cell>
          <table:table-cell office:value-type="string" table:style-name="ce4">
            <text:p>INSTITUTO NORMAL MIXTO CIENCIA Y ARTE</text:p>
          </table:table-cell>
          <table:table-cell office:value-type="string" table:style-name="ce4">
            <text:p>ZONA 1 PLAYA GRANDE</text:p>
          </table:table-cell>
          <table:table-cell office:value-type="float" office:value="54158954" table:style-name="ce4">
            <text:p>54158954</text:p>
          </table:table-cell>
          <table:table-cell office:value-type="string" table:style-name="ce4">
            <text:p>TOMÁS SÁNCHEZ GÓMEZ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NOCTUR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 NORTE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21-0006-46</text:p>
          </table:table-cell>
          <table:table-cell office:value-type="string" table:style-name="ce3">
            <text:p>14-042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PACHALUN</text:p>
          </table:table-cell>
          <table:table-cell office:value-type="string" table:style-name="ce3">
            <text:p>INSTITUTO MIXTO DIVERSIFICADO POR COOPERATIVA DE ENSEÑANZA</text:p>
          </table:table-cell>
          <table:table-cell office:value-type="string" table:style-name="ce3">
            <text:p>CABECERA MUNICIPAL</text:p>
          </table:table-cell>
          <table:table-cell office:value-type="float" office:value="56254999" table:style-name="ce3">
            <text:p>56254999</text:p>
          </table:table-cell>
          <table:table-cell office:value-type="string" table:style-name="ce3">
            <text:p>MARTA CELIA VENTURA RAMIREZ</text:p>
          </table:table-cell>
          <table:table-cell office:value-type="string" table:style-name="ce3">
            <text:p>JOSUE ESTRADA Y ESTRAD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COOPERATIVA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1-0018-46</text:p>
          </table:table-cell>
          <table:table-cell office:value-type="string" table:style-name="ce4">
            <text:p>14-03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PACHALUN</text:p>
          </table:table-cell>
          <table:table-cell office:value-type="string" table:style-name="ce4">
            <text:p>LICEO DE CIENCIA Y TECNOLOGIA JOHN DALTON</text:p>
          </table:table-cell>
          <table:table-cell office:value-type="string" table:style-name="ce4">
            <text:p>CASA 36, CALLE LAS AZALEAS, ZONA 1</text:p>
          </table:table-cell>
          <table:table-cell office:value-type="float" office:value="40481021" table:style-name="ce4">
            <text:p>40481021</text:p>
          </table:table-cell>
          <table:table-cell office:value-type="string" table:style-name="ce4">
            <text:p>ERIK ISRAEL GIRON JUAREZ</text:p>
          </table:table-cell>
          <table:table-cell office:value-type="string" table:style-name="ce4">
            <text:p>EVELYN JEANETH ZULETA DE LA CRU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1-0019-46</text:p>
          </table:table-cell>
          <table:table-cell office:value-type="string" table:style-name="ce3">
            <text:p>14-03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PACHALUN</text:p>
          </table:table-cell>
          <table:table-cell office:value-type="string" table:style-name="ce3">
            <text:p>LICEO DE CIENCIA Y TECNOLOGIA JOHN DALTON</text:p>
          </table:table-cell>
          <table:table-cell office:value-type="string" table:style-name="ce3">
            <text:p>CASA 36, CALLE LAS AZALEAS, ZONA 1</text:p>
          </table:table-cell>
          <table:table-cell office:value-type="float" office:value="30836404" table:style-name="ce3">
            <text:p>30836404</text:p>
          </table:table-cell>
          <table:table-cell office:value-type="string" table:style-name="ce3">
            <text:p>ERIK ISRAEL GIRON JUAREZ</text:p>
          </table:table-cell>
          <table:table-cell office:value-type="string" table:style-name="ce3">
            <text:p>EVELYN JEANETH ZULETA DE LA CRU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1-0020-46</text:p>
          </table:table-cell>
          <table:table-cell office:value-type="string" table:style-name="ce4">
            <text:p>14-03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PACHALUN</text:p>
          </table:table-cell>
          <table:table-cell office:value-type="string" table:style-name="ce4">
            <text:p>LICEO DE CIENCIA Y TECNOLOGIA JOHN DALTON</text:p>
          </table:table-cell>
          <table:table-cell office:value-type="string" table:style-name="ce4">
            <text:p>CASA 36, CALLE LAS AZALEAS, ZONA 1</text:p>
          </table:table-cell>
          <table:table-cell office:value-type="float" office:value="30836404" table:style-name="ce4">
            <text:p>30836404</text:p>
          </table:table-cell>
          <table:table-cell office:value-type="string" table:style-name="ce4">
            <text:p>ERIK ISRAEL GIRON JUAREZ</text:p>
          </table:table-cell>
          <table:table-cell office:value-type="string" table:style-name="ce4">
            <text:p>EVELYN JEANETH ZULETA DE LA CRUZ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1-0021-46</text:p>
          </table:table-cell>
          <table:table-cell office:value-type="string" table:style-name="ce3">
            <text:p>14-03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PACHALUN</text:p>
          </table:table-cell>
          <table:table-cell office:value-type="string" table:style-name="ce3">
            <text:p>LICEO DE CIENCIA Y TECNOLOGIA JOHN DALTON</text:p>
          </table:table-cell>
          <table:table-cell office:value-type="string" table:style-name="ce3">
            <text:p>CASA 36, CALLE LAS AZALEAS, ZONA 1</text:p>
          </table:table-cell>
          <table:table-cell office:value-type="float" office:value="30836404" table:style-name="ce3">
            <text:p>30836404</text:p>
          </table:table-cell>
          <table:table-cell office:value-type="string" table:style-name="ce3">
            <text:p>ERIK ISRAEL GIRON JUAREZ</text:p>
          </table:table-cell>
          <table:table-cell office:value-type="string" table:style-name="ce3">
            <text:p>EVELYN JEANETH ZULETA DE LA CRUZ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1-0023-46</text:p>
          </table:table-cell>
          <table:table-cell office:value-type="string" table:style-name="ce4">
            <text:p>14-03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PACHALUN</text:p>
          </table:table-cell>
          <table:table-cell office:value-type="string" table:style-name="ce4">
            <text:p>"LICEO INTERCULTURAL PACHALUMENSE"</text:p>
          </table:table-cell>
          <table:table-cell office:value-type="string" table:style-name="ce4">
            <text:p>VALLE LINDA VISTA, SALIDA A MORITAS</text:p>
          </table:table-cell>
          <table:table-cell office:value-type="float" office:value="40895934" table:style-name="ce4">
            <text:p>40895934</text:p>
          </table:table-cell>
          <table:table-cell office:value-type="string" table:style-name="ce4">
            <text:p>ERIK ISRAEL GIRON JUAREZ</text:p>
          </table:table-cell>
          <table:table-cell office:value-type="string" table:style-name="ce4">
            <text:p>EZEQUIEL MONTUFAR ORREG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MATU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1-0024-46</text:p>
          </table:table-cell>
          <table:table-cell office:value-type="string" table:style-name="ce3">
            <text:p>14-03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PACHALUN</text:p>
          </table:table-cell>
          <table:table-cell office:value-type="string" table:style-name="ce3">
            <text:p>LICEO INTERCULTURAL PACHALUMENSE</text:p>
          </table:table-cell>
          <table:table-cell office:value-type="string" table:style-name="ce3">
            <text:p>VALLE LINDA VISTA, SALIDA A MORITAS</text:p>
          </table:table-cell>
          <table:table-cell office:value-type="float" office:value="40895934" table:style-name="ce3">
            <text:p>40895934</text:p>
          </table:table-cell>
          <table:table-cell office:value-type="string" table:style-name="ce3">
            <text:p>ERIK ISRAEL GIRON JUAREZ</text:p>
          </table:table-cell>
          <table:table-cell office:value-type="string" table:style-name="ce3">
            <text:p>EZEQUIEL MONTUFAR ORREGO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1-0025-46</text:p>
          </table:table-cell>
          <table:table-cell office:value-type="string" table:style-name="ce4">
            <text:p>14-03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PACHALUN</text:p>
          </table:table-cell>
          <table:table-cell office:value-type="string" table:style-name="ce4">
            <text:p>"LICEO INTERCULTURAL PACHALUMENSE"</text:p>
          </table:table-cell>
          <table:table-cell office:value-type="string" table:style-name="ce4">
            <text:p>VALLE LINDA VISTA, SALIDA A MORITAS</text:p>
          </table:table-cell>
          <table:table-cell office:value-type="float" office:value="40895934" table:style-name="ce4">
            <text:p>40895934</text:p>
          </table:table-cell>
          <table:table-cell office:value-type="string" table:style-name="ce4">
            <text:p>ERIK ISRAEL GIRON JUAREZ</text:p>
          </table:table-cell>
          <table:table-cell office:value-type="string" table:style-name="ce4">
            <text:p>EZEQUIEL MONTUFAR ORREG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FIN DE SEMANA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1-0026-46</text:p>
          </table:table-cell>
          <table:table-cell office:value-type="string" table:style-name="ce3">
            <text:p>14-03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PACHALUN</text:p>
          </table:table-cell>
          <table:table-cell office:value-type="string" table:style-name="ce3">
            <text:p>INSTITUTO TECNÓLOGICO PACHALUM</text:p>
          </table:table-cell>
          <table:table-cell office:value-type="string" table:style-name="ce3">
            <text:p>ZONA 2</text:p>
          </table:table-cell>
          <table:table-cell office:value-type="float" office:value="41450108" table:style-name="ce3">
            <text:p>41450108</text:p>
          </table:table-cell>
          <table:table-cell office:value-type="string" table:style-name="ce3">
            <text:p>ERIK ISRAEL GIRON JUAREZ</text:p>
          </table:table-cell>
          <table:table-cell office:value-type="string" table:style-name="ce3">
            <text:p>IDALMA CLEOTILDE ESTRADA Y ESTRAD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21-0030-46</text:p>
          </table:table-cell>
          <table:table-cell office:value-type="string" table:style-name="ce4">
            <text:p>14-03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PACHALUN</text:p>
          </table:table-cell>
          <table:table-cell office:value-type="string" table:style-name="ce4">
            <text:p>INSTITUTO MUNICIPAL DE EDUCACIÓN TECNOLÓGICA PACHALUM -IMET-</text:p>
          </table:table-cell>
          <table:table-cell office:value-type="string" table:style-name="ce4">
            <text:p>CASERÍO EL AGUACATE ZONA 0</text:p>
          </table:table-cell>
          <table:table-cell office:value-type="float" office:value="41450108" table:style-name="ce4">
            <text:p>41450108</text:p>
          </table:table-cell>
          <table:table-cell office:value-type="string" table:style-name="ce4">
            <text:p>ERIK ISRAEL GIRON JUAREZ</text:p>
          </table:table-cell>
          <table:table-cell office:value-type="string" table:style-name="ce4">
            <text:p>JOSUÉ ESTRADA ESTRADA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14-21-0031-46</text:p>
          </table:table-cell>
          <table:table-cell office:value-type="string" table:style-name="ce3">
            <text:p>14-03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PACHALUN</text:p>
          </table:table-cell>
          <table:table-cell office:value-type="string" table:style-name="ce3">
            <text:p>INSTITUTO MUNICIPAL DE EDUCACIÓN TECNOLÓGICA PACHALUM -IMET-</text:p>
          </table:table-cell>
          <table:table-cell office:value-type="string" table:style-name="ce3">
            <text:p>CASERÍO EL AGUACATE ZONA 0</text:p>
          </table:table-cell>
          <table:table-cell office:value-type="float" office:value="41450108" table:style-name="ce3">
            <text:p>41450108</text:p>
          </table:table-cell>
          <table:table-cell office:value-type="string" table:style-name="ce3">
            <text:p>ERIK ISRAEL GIRON JUAREZ</text:p>
          </table:table-cell>
          <table:table-cell office:value-type="string" table:style-name="ce3">
            <text:p>JOSUÉ ESTRADA ESTRADA</text:p>
          </table:table-cell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MATU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2">
          <table:table-cell office:value-type="string" table:style-name="ce4">
            <text:p>14-21-0032-46</text:p>
          </table:table-cell>
          <table:table-cell office:value-type="string" table:style-name="ce4">
            <text:p>14-03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PACHALUN</text:p>
          </table:table-cell>
          <table:table-cell office:value-type="string" table:style-name="ce4">
            <text:p>COLEGIO BILINGÜE DE COMPUTACIÓN PACHALUM DE LOS SANTOS "CBC-PS"</text:p>
          </table:table-cell>
          <table:table-cell office:value-type="string" table:style-name="ce4">
            <text:p>CALLE DE LAS FLORES, AVENIDA LOS CRISANTEMOS C-102, ZONA 2</text:p>
          </table:table-cell>
          <table:table-cell office:value-type="float" office:value="42591034" table:style-name="ce4">
            <text:p>42591034</text:p>
          </table:table-cell>
          <table:table-cell office:value-type="string" table:style-name="ce4">
            <text:p>ERIK ISRAEL GIRON JUAREZ</text:p>
          </table:table-cell>
          <table:table-cell office:value-type="string" table:style-name="ce4">
            <text:p>CRISTIAN FERNANDO VALDÉZ SOT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1-4702-46</text:p>
          </table:table-cell>
          <table:table-cell office:value-type="string" table:style-name="ce3">
            <text:p>14-036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PACHALUN</text:p>
          </table:table-cell>
          <table:table-cell office:value-type="string" table:style-name="ce3">
            <text:p>INSTITUTO MIXTO PRIVADO DE MAGISTERIO PRIMARIA BILINGUE</text:p>
          </table:table-cell>
          <table:table-cell office:value-type="string" table:style-name="ce3">
            <text:p>CABECERA MUNICIPAL</text:p>
          </table:table-cell>
          <table:table-cell office:value-type="float" office:value="40895934" table:style-name="ce3">
            <text:p>40895934</text:p>
          </table:table-cell>
          <table:table-cell office:value-type="string" table:style-name="ce3">
            <text:p>GONZALO VENTURA LUX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RURAL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BILINGUE</text:p>
          </table:table-cell>
          <table:table-cell office:value-type="string" table:style-name="ce3">
            <text:p>VESPERTINA</text:p>
          </table:table-cell>
          <table:table-cell office:value-type="string" table:style-name="ce3">
            <text:p>DIARIO(REGULAR)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1-5690-46</text:p>
          </table:table-cell>
          <table:table-cell office:value-type="string" table:style-name="ce4">
            <text:p>14-03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PACHALUN</text:p>
          </table:table-cell>
          <table:table-cell office:value-type="string" table:style-name="ce4">
            <text:p>INSTITUTO TECNOLOGICO DE PACHALUM</text:p>
          </table:table-cell>
          <table:table-cell office:value-type="string" table:style-name="ce4">
            <text:p>CASERIO EL AGUACATE</text:p>
          </table:table-cell>
          <table:table-cell office:value-type="float" office:value="41450108" table:style-name="ce4">
            <text:p>41450108</text:p>
          </table:table-cell>
          <table:table-cell office:value-type="string" table:style-name="ce4">
            <text:p>ERIK ISRAEL GIRON JUAREZ</text:p>
          </table:table-cell>
          <table:table-cell table:style-name="ce4"/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RURAL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DOBLE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14-21-6000-46</text:p>
          </table:table-cell>
          <table:table-cell office:value-type="string" table:style-name="ce3">
            <text:p>14-035</text:p>
          </table:table-cell>
          <table:table-cell office:value-type="string" table:style-name="ce3">
            <text:p>QUICHE</text:p>
          </table:table-cell>
          <table:table-cell office:value-type="string" table:style-name="ce3">
            <text:p>PACHALUN</text:p>
          </table:table-cell>
          <table:table-cell office:value-type="string" table:style-name="ce3">
            <text:p>LICEO INTERCULTURAL PACHALUMENSE</text:p>
          </table:table-cell>
          <table:table-cell office:value-type="string" table:style-name="ce3">
            <text:p>AVENIDA LAS AMELIAS ZONA 4 CASA NO. C-01</text:p>
          </table:table-cell>
          <table:table-cell office:value-type="float" office:value="40895934" table:style-name="ce3">
            <text:p>40895934</text:p>
          </table:table-cell>
          <table:table-cell office:value-type="string" table:style-name="ce3">
            <text:p>ERIK ISRAEL GIRON JUAREZ</text:p>
          </table:table-cell>
          <table:table-cell table:style-name="ce3"/>
          <table:table-cell office:value-type="string" table:style-name="ce3">
            <text:p>DIVERSIFICADO</text:p>
          </table:table-cell>
          <table:table-cell office:value-type="string" table:style-name="ce3">
            <text:p>PRIVADO</text:p>
          </table:table-cell>
          <table:table-cell office:value-type="string" table:style-name="ce3">
            <text:p>URBANA</text:p>
          </table:table-cell>
          <table:table-cell office:value-type="string" table:style-name="ce3">
            <text:p>ABIERTA</text:p>
          </table:table-cell>
          <table:table-cell office:value-type="string" table:style-name="ce3">
            <text:p>MONOLINGUE</text:p>
          </table:table-cell>
          <table:table-cell office:value-type="string" table:style-name="ce3">
            <text:p>DOBLE</text:p>
          </table:table-cell>
          <table:table-cell office:value-type="string" table:style-name="ce3">
            <text:p>FIN DE SEMANA</text:p>
          </table:table-cell>
          <table:table-cell office:value-type="string" table:style-name="ce3">
            <text:p>QUICHÉ</text:p>
          </table:table-cell>
          <table:table-cell table:number-columns-repeated="16367"/>
        </table:table-row>
        <table:table-row table:style-name="ro1">
          <table:table-cell office:value-type="string" table:style-name="ce4">
            <text:p>14-21-6029-46</text:p>
          </table:table-cell>
          <table:table-cell office:value-type="string" table:style-name="ce4">
            <text:p>14-035</text:p>
          </table:table-cell>
          <table:table-cell office:value-type="string" table:style-name="ce4">
            <text:p>QUICHE</text:p>
          </table:table-cell>
          <table:table-cell office:value-type="string" table:style-name="ce4">
            <text:p>PACHALUN</text:p>
          </table:table-cell>
          <table:table-cell office:value-type="string" table:style-name="ce4">
            <text:p>LICEO INTERCULTURAL PACHALUMENSE</text:p>
          </table:table-cell>
          <table:table-cell office:value-type="string" table:style-name="ce4">
            <text:p>CABECERA MUNICIPAL</text:p>
          </table:table-cell>
          <table:table-cell office:value-type="float" office:value="40695934" table:style-name="ce4">
            <text:p>40695934</text:p>
          </table:table-cell>
          <table:table-cell office:value-type="string" table:style-name="ce4">
            <text:p>ERIK ISRAEL GIRON JUAREZ</text:p>
          </table:table-cell>
          <table:table-cell office:value-type="string" table:style-name="ce4">
            <text:p>EZEQUIEL MONTUFAR ORREGO</text:p>
          </table:table-cell>
          <table:table-cell office:value-type="string" table:style-name="ce4">
            <text:p>DIVERSIFICADO</text:p>
          </table:table-cell>
          <table:table-cell office:value-type="string" table:style-name="ce4">
            <text:p>PRIVADO</text:p>
          </table:table-cell>
          <table:table-cell office:value-type="string" table:style-name="ce4">
            <text:p>URBANA</text:p>
          </table:table-cell>
          <table:table-cell office:value-type="string" table:style-name="ce4">
            <text:p>ABIERTA</text:p>
          </table:table-cell>
          <table:table-cell office:value-type="string" table:style-name="ce4">
            <text:p>MONOLINGUE</text:p>
          </table:table-cell>
          <table:table-cell office:value-type="string" table:style-name="ce4">
            <text:p>VESPERTINA</text:p>
          </table:table-cell>
          <table:table-cell office:value-type="string" table:style-name="ce4">
            <text:p>DIARIO(REGULAR)</text:p>
          </table:table-cell>
          <table:table-cell office:value-type="string" table:style-name="ce4">
            <text:p>QUICHÉ</text:p>
          </table:table-cell>
          <table:table-cell table:number-columns-repeated="16367"/>
        </table:table-row>
        <table:table-row table:style-name="ro1">
          <table:table-cell table:number-columns-repeated="17" table:style-name="ce5"/>
          <table:table-cell table:number-columns-repeated="16367"/>
        </table:table-row>
        <table:table-row table:style-name="ro3">
          <table:table-cell office:value-type="string" table:number-columns-spanned="17" table:number-rows-spanned="1" table:style-name="ce7">
            <text:p>204 Establecimientos encontrados<text:span text:style-name="T1"> </text:span></text:p>
          </table:table-cell>
          <table:covered-table-cell table:number-columns-repeated="16"/>
          <table:table-cell table:number-columns-repeated="16367"/>
        </table:table-row>
        <table:table-row table:number-rows-repeated="10483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Jose Alejandro Tejada Flores</dc:creator>
    <meta:creation-date>2020-07-13T21:41:00Z</meta:creation-date>
    <dc:date>2020-07-13T21:41:01Z</dc:date>
  </office:meta>
</office:document-meta>
</file>